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system" style:font-pitch="variable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erif" svg:font-family="Noto Seri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S Gothic" svg:font-family="MS Gothic" style:font-family-generic="modern" style:font-pitch="fixed" svg:panose-1="2 11 6 9 7 2 5 8 2 4"/>
    <style:font-face style:name="Ubuntu" svg:font-family="Ubuntu" style:font-family-generic="system" style:font-pitch="variable"/>
    <style:font-face style:name="Open Sans" svg:font-family="Open Sans" style:font-family-generic="roman"/>
  </office:font-face-decls>
  <office:automatic-styles>
    <style:style style:name="P1" style:parent-style-name="Textbody" style:master-page-name="MP0" style:family="paragraph">
      <style:paragraph-properties fo:break-before="page" fo:margin-top="0.0041in"/>
      <style:text-properties style:font-name="Times New Roman" style:font-name-complex="Times New Roman"/>
    </style:style>
    <style:style style:name="P5" style:parent-style-name="Textbody" style:family="paragraph">
      <style:paragraph-properties fo:margin-top="0.0013in"/>
      <style:text-properties style:font-name="Times New Roman" style:font-name-complex="Times New Roman" fo:font-weight="bold" style:font-weight-asian="bold"/>
    </style:style>
    <style:style style:name="P6" style:parent-style-name="Standard" style:family="paragraph">
      <style:paragraph-properties fo:text-align="center" fo:margin-left="0.9409in" fo:margin-right="0.0263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" style:parent-style-name="Textbody" style:family="paragraph">
      <style:text-properties style:font-name="Times New Roman" style:font-name-complex="Times New Roman" fo:font-weight="bold" style:font-weight-asian="bold"/>
    </style:style>
    <style:style style:name="P8" style:parent-style-name="Textbody" style:family="paragraph">
      <style:paragraph-properties fo:margin-top="0.0027in"/>
      <style:text-properties style:font-name="Times New Roman" style:font-name-complex="Times New Roman" fo:font-weight="bold" style:font-weight-asian="bold"/>
    </style:style>
    <style:style style:name="TableColumn10" style:family="table-column">
      <style:table-column-properties style:column-width="2.5881in" style:use-optimal-column-width="false"/>
    </style:style>
    <style:style style:name="TableColumn11" style:family="table-column">
      <style:table-column-properties style:column-width="3.0347in" style:use-optimal-column-width="false"/>
    </style:style>
    <style:style style:name="Table9" style:family="table">
      <style:table-properties style:width="5.6229in" fo:margin-left="0.977in" table:align="left"/>
    </style:style>
    <style:style style:name="TableRow12" style:family="table-row">
      <style:table-row-properties style:min-row-height="0.1618in" style:use-optimal-row-height="false"/>
    </style:style>
    <style:style style:name="TableCell13" style:family="table-cell">
      <style:table-cell-properties fo:border="0.0138in solid #000000" style:writing-mode="lr-tb" fo:padding-top="0in" fo:padding-left="0.0069in" fo:padding-bottom="0in" fo:padding-right="0.0069in"/>
    </style:style>
    <style:style style:name="P14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15" style:family="table-cell">
      <style:table-cell-properties fo:border="0.0138in solid #000000" style:writing-mode="lr-tb" fo:padding-top="0in" fo:padding-left="0.0069in" fo:padding-bottom="0in" fo:padding-right="0.0069in"/>
    </style:style>
    <style:style style:name="P16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Row17" style:family="table-row">
      <style:table-row-properties style:min-row-height="0.1618in" style:use-optimal-row-height="false"/>
    </style:style>
    <style:style style:name="TableCell18" style:family="table-cell">
      <style:table-cell-properties fo:border="0.0138in solid #000000" style:writing-mode="lr-tb" fo:padding-top="0in" fo:padding-left="0.0069in" fo:padding-bottom="0in" fo:padding-right="0.0069in"/>
    </style:style>
    <style:style style:name="P19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20" style:family="table-cell">
      <style:table-cell-properties fo:border="0.0138in solid #000000" style:writing-mode="lr-tb" fo:padding-top="0in" fo:padding-left="0.0069in" fo:padding-bottom="0in" fo:padding-right="0.0069in"/>
    </style:style>
    <style:style style:name="P21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Row22" style:family="table-row">
      <style:table-row-properties style:min-row-height="0.1618in" style:use-optimal-row-height="false"/>
    </style:style>
    <style:style style:name="TableCell23" style:family="table-cell">
      <style:table-cell-properties fo:border="0.0138in solid #000000" style:writing-mode="lr-tb" fo:padding-top="0in" fo:padding-left="0.0069in" fo:padding-bottom="0in" fo:padding-right="0.0069in"/>
    </style:style>
    <style:style style:name="P24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25" style:family="table-cell">
      <style:table-cell-properties fo:border="0.0138in solid #000000" style:writing-mode="lr-tb" fo:padding-top="0in" fo:padding-left="0.0069in" fo:padding-bottom="0in" fo:padding-right="0.0069in"/>
    </style:style>
    <style:style style:name="P26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Row27" style:family="table-row">
      <style:table-row-properties style:min-row-height="0.1618in" style:use-optimal-row-height="false"/>
    </style:style>
    <style:style style:name="TableCell28" style:family="table-cell">
      <style:table-cell-properties fo:border="0.0138in solid #000000" style:writing-mode="lr-tb" fo:padding-top="0in" fo:padding-left="0.0069in" fo:padding-bottom="0in" fo:padding-right="0.0069in"/>
    </style:style>
    <style:style style:name="P29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30" style:family="table-cell">
      <style:table-cell-properties fo:border="0.0138in solid #000000" style:writing-mode="lr-tb" fo:padding-top="0in" fo:padding-left="0.0069in" fo:padding-bottom="0in" fo:padding-right="0.0069in"/>
    </style:style>
    <style:style style:name="P31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Row32" style:family="table-row">
      <style:table-row-properties style:min-row-height="0.1618in" style:use-optimal-row-height="false"/>
    </style:style>
    <style:style style:name="TableCell33" style:family="table-cell">
      <style:table-cell-properties fo:border="0.0138in solid #000000" style:writing-mode="lr-tb" fo:padding-top="0in" fo:padding-left="0.0069in" fo:padding-bottom="0in" fo:padding-right="0.0069in"/>
    </style:style>
    <style:style style:name="P34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35" style:family="table-cell">
      <style:table-cell-properties fo:border="0.0138in solid #000000" style:writing-mode="lr-tb" fo:padding-top="0in" fo:padding-left="0.0069in" fo:padding-bottom="0in" fo:padding-right="0.0069in"/>
    </style:style>
    <style:style style:name="P36" style:parent-style-name="TableParagraph" style:family="paragraph">
      <style:paragraph-properties fo:margin-left="0.3284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37" style:parent-style-name="Textbody" style:family="paragraph">
      <style:paragraph-properties fo:margin-top="0.0055in"/>
      <style:text-properties style:font-name="Times New Roman" style:font-name-complex="Times New Roman" fo:font-weight="bold" style:font-weight-asian="bold"/>
    </style:style>
    <style:style style:name="P38" style:parent-style-name="Standard" style:family="paragraph">
      <style:paragraph-properties fo:line-height="0.2138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P39" style:parent-style-name="Standard" style:family="paragraph">
      <style:paragraph-properties fo:line-height="0.1888in" fo:margin-left="0.9687in">
        <style:tab-stops>
          <style:tab-stop style:type="left" style:position="1.8833in"/>
          <style:tab-stop style:type="left" style:position="2.2368in"/>
          <style:tab-stop style:type="left" style:position="4.0201in"/>
          <style:tab-stop style:type="left" style:position="4.4312in"/>
        </style:tab-stops>
      </style:paragraph-properties>
    </style:style>
    <style:style style:name="T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3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5" style:parent-style-name="DefaultParagraphFont" style:family="text">
      <style:text-properties style:font-name="Times New Roman" style:font-name-complex="Times New Roman" fo:letter-spacing="-0.0041in" fo:font-size="13pt" style:font-size-asian="13pt" style:font-size-complex="13pt"/>
    </style:style>
    <style:style style:name="T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3" style:parent-style-name="DefaultParagraphFont" style:family="text">
      <style:text-properties style:font-name="Times New Roman" style:font-name-complex="Times New Roman" fo:letter-spacing="-0.0062in" fo:font-size="13pt" style:font-size-asian="13pt" style:font-size-complex="13pt"/>
    </style:style>
    <style:style style:name="T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" style:parent-style-name="DefaultParagraphFont" style:family="text">
      <style:text-properties style:font-name="Times New Roman" style:font-name-complex="Times New Roman" fo:letter-spacing="-0.0062in" fo:font-size="13pt" style:font-size-asian="13pt" style:font-size-complex="13pt"/>
    </style:style>
    <style:style style:name="T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" style:parent-style-name="DefaultParagraphFont" style:family="text">
      <style:text-properties style:font-name="Times New Roman" style:font-name-complex="Times New Roman" fo:letter-spacing="-0.0062in" fo:font-size="13pt" style:font-size-asian="13pt" style:font-size-complex="13pt"/>
    </style:style>
    <style:style style:name="T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" style:parent-style-name="DefaultParagraphFont" style:family="text">
      <style:text-properties style:font-name="Times New Roman" style:font-name-complex="Times New Roman" fo:letter-spacing="-0.0062in" fo:font-size="13pt" style:font-size-asian="13pt" style:font-size-complex="13pt"/>
    </style:style>
    <style:style style:name="T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6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6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0" style:parent-style-name="DefaultParagraphFont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8" style:parent-style-name="DefaultParagraphFont" style:family="text">
      <style:text-properties style:font-name="Times New Roman" style:font-name-complex="Times New Roman" fo:letter-spacing="-0.0034in" fo:font-size="13pt" style:font-size-asian="13pt" style:font-size-complex="13pt"/>
    </style:style>
    <style:style style:name="T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0" style:parent-style-name="Textbody" style:master-page-name="MP1" style:family="paragraph">
      <style:paragraph-properties fo:break-before="page" fo:margin-top="0.0055in"/>
      <style:text-properties style:font-name="Times New Roman" style:font-name-complex="Times New Roman"/>
    </style:style>
    <style:style style:name="TableColumn85" style:family="table-column">
      <style:table-column-properties style:column-width="2.8125in" style:use-optimal-column-width="false"/>
    </style:style>
    <style:style style:name="TableColumn86" style:family="table-column">
      <style:table-column-properties style:column-width="0.3222in" style:use-optimal-column-width="false"/>
    </style:style>
    <style:style style:name="TableColumn87" style:family="table-column">
      <style:table-column-properties style:column-width="2.802in" style:use-optimal-column-width="false"/>
    </style:style>
    <style:style style:name="TableColumn88" style:family="table-column">
      <style:table-column-properties style:column-width="0.3236in" style:use-optimal-column-width="false"/>
    </style:style>
    <style:style style:name="Table84" style:family="table">
      <style:table-properties style:width="6.2604in" fo:margin-left="0.0937in" table:align="left"/>
    </style:style>
    <style:style style:name="TableRow89" style:family="table-row">
      <style:table-row-properties style:min-row-height="0.5277in" style:use-optimal-row-height="false"/>
    </style:style>
    <style:style style:name="TableCell9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1" style:parent-style-name="TableParagraph" style:family="paragraph">
      <style:paragraph-properties fo:line-height="85%" fo:margin-left="0.0652in" fo:margin-right="0.1861in" fo:text-indent="0.8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9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3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9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5" style:parent-style-name="TableParagraph" style:family="paragraph">
      <style:paragraph-properties fo:line-height="85%" fo:margin-left="0.0652in" fo:margin-right="0.2048in" fo:text-indent="0.8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96" style:parent-style-name="TableParagraph" style:family="paragraph">
      <style:paragraph-properties fo:line-height="0.1652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9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8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99" style:family="table-row">
      <style:table-row-properties style:min-row-height="0.5277in" style:use-optimal-row-height="false"/>
    </style:style>
    <style:style style:name="TableCell10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01" style:parent-style-name="TableParagraph" style:family="paragraph">
      <style:paragraph-properties fo:line-height="85%" fo:margin-left="0.0652in" fo:margin-right="0.2388in" fo:text-indent="0.802in">
        <style:tab-stops/>
      </style:paragraph-properties>
    </style:style>
    <style:style style:name="T1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3" style:parent-style-name="DefaultParagraphFont" style:family="text">
      <style:text-properties style:font-name="Times New Roman" style:font-name-complex="Times New Roman" fo:letter-spacing="-0.0138in" fo:font-size="13pt" style:font-size-asian="13pt" style:font-size-complex="13pt"/>
    </style:style>
    <style:style style:name="T1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5" style:parent-style-name="DefaultParagraphFont" style:family="text">
      <style:text-properties style:font-name="Times New Roman" style:font-name-complex="Times New Roman" fo:letter-spacing="-0.0131in" fo:font-size="13pt" style:font-size-asian="13pt" style:font-size-complex="13pt"/>
    </style:style>
    <style:style style:name="T1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7" style:parent-style-name="DefaultParagraphFont" style:family="text">
      <style:text-properties style:font-name="Times New Roman" style:font-name-complex="Times New Roman" fo:letter-spacing="-0.0138in" fo:font-size="13pt" style:font-size-asian="13pt" style:font-size-complex="13pt"/>
    </style:style>
    <style:style style:name="T1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1" style:parent-style-name="DefaultParagraphFont" style:family="text">
      <style:text-properties style:font-name="Times New Roman" style:font-name-complex="Times New Roman" fo:letter-spacing="-0.0131in" fo:font-size="13pt" style:font-size-asian="13pt" style:font-size-complex="13pt"/>
    </style:style>
    <style:style style:name="T1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5" style:parent-style-name="DefaultParagraphFont" style:family="text">
      <style:text-properties style:font-name="Times New Roman" style:font-name-complex="Times New Roman" fo:letter-spacing="-0.0131in" fo:font-size="13pt" style:font-size-asian="13pt" style:font-size-complex="13pt"/>
    </style:style>
    <style:style style:name="T1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9" style:parent-style-name="DefaultParagraphFont" style:family="text">
      <style:text-properties style:font-name="Times New Roman" style:font-name-complex="Times New Roman" style:text-scale="97%" fo:font-size="13pt" style:font-size-asian="13pt" style:font-size-complex="13pt"/>
    </style:style>
    <style:style style:name="T12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3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5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9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3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6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0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2" style:parent-style-name="DefaultParagraphFont" style:family="text">
      <style:text-properties style:font-name="Times New Roman" style:font-name-complex="Times New Roman" fo:letter-spacing="-0.0069in" fo:font-size="13pt" style:font-size-asian="13pt" style:font-size-complex="13pt"/>
    </style:style>
    <style:style style:name="T1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ableCell14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47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4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49" style:parent-style-name="TableParagraph" style:family="paragraph">
      <style:paragraph-properties fo:line-height="85%" fo:margin-left="0.0652in" fo:margin-right="0.0916in" fo:text-indent="0.802in">
        <style:tab-stops/>
      </style:paragraph-properties>
    </style:style>
    <style:style style:name="T1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8" style:parent-style-name="DefaultParagraphFont" style:family="text">
      <style:text-properties style:font-name="Times New Roman" style:font-name-complex="Times New Roman" fo:letter-spacing="-0.0097in" fo:font-size="13pt" style:font-size-asian="13pt" style:font-size-complex="13pt"/>
    </style:style>
    <style:style style:name="T1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2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1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5" style:parent-style-name="DefaultParagraphFont" style:family="text">
      <style:text-properties style:font-name="Times New Roman" style:font-name-complex="Times New Roman" fo:letter-spacing="-0.0097in" fo:font-size="13pt" style:font-size-asian="13pt" style:font-size-complex="13pt"/>
    </style:style>
    <style:style style:name="T1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9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1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3" style:parent-style-name="DefaultParagraphFont" style:family="text">
      <style:text-properties style:font-name="Times New Roman" style:font-name-complex="Times New Roman" fo:letter-spacing="-0.0097in" fo:font-size="13pt" style:font-size-asian="13pt" style:font-size-complex="13pt"/>
    </style:style>
    <style:style style:name="T1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7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1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9" style:parent-style-name="DefaultParagraphFont" style:family="text">
      <style:text-properties style:font-name="Times New Roman" style:font-name-complex="Times New Roman" fo:letter-spacing="-0.0097in" fo:font-size="13pt" style:font-size-asian="13pt" style:font-size-complex="13pt"/>
    </style:style>
    <style:style style:name="T1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1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1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5" style:parent-style-name="TableParagraph" style:family="paragraph">
      <style:paragraph-properties fo:line-height="0.1652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18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87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88" style:family="table-row">
      <style:table-row-properties style:min-row-height="0.5277in" style:use-optimal-row-height="false"/>
    </style:style>
    <style:style style:name="TableCell18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90" style:parent-style-name="TableParagraph" style:family="paragraph">
      <style:paragraph-properties fo:line-height="85%" fo:margin-left="0.0652in" fo:margin-right="0.1861in" fo:text-indent="0.8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19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92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9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94" style:parent-style-name="TableParagraph" style:family="paragraph">
      <style:paragraph-properties fo:line-height="85%" fo:margin-left="0.0652in" fo:margin-right="0.1409in" fo:text-indent="0.8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95" style:parent-style-name="TableParagraph" style:family="paragraph">
      <style:paragraph-properties fo:line-height="0.1652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19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97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98" style:family="table-row">
      <style:table-row-properties style:min-row-height="0.3506in" style:use-optimal-row-height="false"/>
    </style:style>
    <style:style style:name="TableCell19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00" style:parent-style-name="TableParagraph" style:family="paragraph">
      <style:paragraph-properties fo:line-height="0.1659in" fo:margin-left="0.867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01" style:parent-style-name="TableParagraph" style:family="paragraph">
      <style:paragraph-properties fo:line-height="0.1708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0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03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0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05" style:parent-style-name="TableParagraph" style:family="paragraph">
      <style:paragraph-properties fo:line-height="0.1659in" fo:margin-left="0.867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06" style:parent-style-name="TableParagraph" style:family="paragraph">
      <style:paragraph-properties fo:line-height="0.1708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0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08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209" style:family="table-row">
      <style:table-row-properties style:min-row-height="0.3506in" style:use-optimal-row-height="false"/>
    </style:style>
    <style:style style:name="TableCell21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1" style:parent-style-name="TableParagraph" style:family="paragraph">
      <style:paragraph-properties fo:line-height="0.1659in" fo:margin-left="0.867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12" style:parent-style-name="TableParagraph" style:family="paragraph">
      <style:paragraph-properties fo:line-height="0.1708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1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4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21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6" style:parent-style-name="TableParagraph" style:family="paragraph">
      <style:paragraph-properties fo:line-height="0.1659in" fo:margin-left="0.867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17" style:parent-style-name="TableParagraph" style:family="paragraph">
      <style:paragraph-properties fo:line-height="0.1708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1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9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220" style:parent-style-name="Textbody" style:family="paragraph">
      <style:paragraph-properties fo:margin-top="0.0048in"/>
      <style:text-properties style:font-name="Times New Roman" style:font-name-complex="Times New Roman"/>
    </style:style>
    <style:style style:name="P221" style:parent-style-name="Standard" style:family="paragraph">
      <style:paragraph-properties fo:margin-top="0.0951in" fo:line-height="0.2138in" fo:margin-left="0.9687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222" style:parent-style-name="Standard" style:family="paragraph">
      <style:paragraph-properties fo:margin-top="0.0069in" fo:line-height="85%" fo:margin-left="0.0729in" fo:margin-right="0.2041in" fo:text-indent="0.8958in">
        <style:tab-stops/>
      </style:paragraph-properties>
    </style:style>
    <style:style style:name="T2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6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8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0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2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4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8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0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2" style:parent-style-name="DefaultParagraphFont" style:family="text">
      <style:text-properties style:font-name="Times New Roman" style:font-name-complex="Times New Roman" fo:letter-spacing="-0.0083in" fo:font-size="13pt" style:font-size-asian="13pt" style:font-size-complex="13pt"/>
    </style:style>
    <style:style style:name="T2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6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8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0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2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6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59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6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3" style:parent-style-name="DefaultParagraphFont" style:family="text">
      <style:text-properties style:font-name="Times New Roman" style:font-name-complex="Times New Roman" fo:letter-spacing="-0.009in" fo:font-size="13pt" style:font-size-asian="13pt" style:font-size-complex="13pt"/>
    </style:style>
    <style:style style:name="T26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7" style:parent-style-name="DefaultParagraphFont" style:family="text">
      <style:text-properties style:font-name="Times New Roman" style:font-name-complex="Times New Roman" fo:letter-spacing="-0.0083in" fo:font-size="13pt" style:font-size-asian="13pt" style:font-size-complex="13pt"/>
    </style:style>
    <style:style style:name="T2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1" style:parent-style-name="DefaultParagraphFont" style:family="text">
      <style:text-properties style:font-name="Times New Roman" style:font-name-complex="Times New Roman" style:text-scale="97%" fo:font-size="13pt" style:font-size-asian="13pt" style:font-size-complex="13pt"/>
    </style:style>
    <style:style style:name="T2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6" style:parent-style-name="DefaultParagraphFont" style:family="text">
      <style:text-properties style:font-name="Times New Roman" style:font-name-complex="Times New Roman" fo:letter-spacing="-0.002in" fo:font-size="13pt" style:font-size-asian="13pt" style:font-size-complex="13pt"/>
    </style:style>
    <style:style style:name="T2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0" style:parent-style-name="Standard" style:family="paragraph">
      <style:paragraph-properties fo:line-height="0.1819in" fo:margin-left="0.968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olumn282" style:family="table-column">
      <style:table-column-properties style:column-width="0.8958in" style:use-optimal-column-width="false"/>
    </style:style>
    <style:style style:name="TableColumn283" style:family="table-column">
      <style:table-column-properties style:column-width="0.8951in" style:use-optimal-column-width="false"/>
    </style:style>
    <style:style style:name="TableColumn284" style:family="table-column">
      <style:table-column-properties style:column-width="0.8958in" style:use-optimal-column-width="false"/>
    </style:style>
    <style:style style:name="TableColumn285" style:family="table-column">
      <style:table-column-properties style:column-width="0.8951in" style:use-optimal-column-width="false"/>
    </style:style>
    <style:style style:name="TableColumn286" style:family="table-column">
      <style:table-column-properties style:column-width="0.8958in" style:use-optimal-column-width="false"/>
    </style:style>
    <style:style style:name="TableColumn287" style:family="table-column">
      <style:table-column-properties style:column-width="0.8958in" style:use-optimal-column-width="false"/>
    </style:style>
    <style:style style:name="TableColumn288" style:family="table-column">
      <style:table-column-properties style:column-width="0.8958in" style:use-optimal-column-width="false"/>
    </style:style>
    <style:style style:name="Table281" style:family="table">
      <style:table-properties style:width="6.2694in" fo:margin-left="0.0937in" table:align="left"/>
    </style:style>
    <style:style style:name="TableRow289" style:family="table-row">
      <style:table-row-properties style:min-row-height="0.1576in" style:use-optimal-row-height="false"/>
    </style:style>
    <style:style style:name="TableCell290" style:family="table-cell">
      <style:table-cell-properties fo:border="0.0138in solid #000000" style:writing-mode="lr-tb" fo:padding-top="0in" fo:padding-left="0.0069in" fo:padding-bottom="0in" fo:padding-right="0.0069in"/>
    </style:style>
    <style:style style:name="P291" style:parent-style-name="TableParagraph" style:family="paragraph">
      <style:paragraph-properties fo:margin-top="0.1548in" fo:line-height="0.1819in" fo:margin-left="0.3333in" fo:margin-right="0.346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92" style:family="table-cell">
      <style:table-cell-properties fo:border="0.0138in solid #000000" style:writing-mode="lr-tb" fo:padding-top="0in" fo:padding-left="0.0069in" fo:padding-bottom="0in" fo:padding-right="0.0069in"/>
    </style:style>
    <style:style style:name="P293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94" style:family="table-cell">
      <style:table-cell-properties fo:border="0.0138in solid #000000" style:writing-mode="lr-tb" fo:padding-top="0in" fo:padding-left="0.0069in" fo:padding-bottom="0in" fo:padding-right="0.0069in"/>
    </style:style>
    <style:style style:name="P295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96" style:family="table-cell">
      <style:table-cell-properties fo:border="0.0138in solid #000000" style:writing-mode="lr-tb" fo:padding-top="0in" fo:padding-left="0.0069in" fo:padding-bottom="0in" fo:padding-right="0.0069in"/>
    </style:style>
    <style:style style:name="P297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298" style:family="table-cell">
      <style:table-cell-properties fo:border="0.0138in solid #000000" style:writing-mode="lr-tb" fo:padding-top="0in" fo:padding-left="0.0069in" fo:padding-bottom="0in" fo:padding-right="0.0069in"/>
    </style:style>
    <style:style style:name="P299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300" style:family="table-cell">
      <style:table-cell-properties fo:border="0.0138in solid #000000" style:writing-mode="lr-tb" fo:padding-top="0in" fo:padding-left="0.0069in" fo:padding-bottom="0in" fo:padding-right="0.0069in"/>
    </style:style>
    <style:style style:name="P301" style:parent-style-name="TableParagraph" style:family="paragraph">
      <style:paragraph-properties fo:margin-top="0.1548in" fo:line-height="0.1819in" fo:margin-left="0.190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302" style:family="table-cell">
      <style:table-cell-properties fo:border="0.0138in solid #000000" style:writing-mode="lr-tb" fo:padding-top="0in" fo:padding-left="0.0069in" fo:padding-bottom="0in" fo:padding-right="0.0069in"/>
    </style:style>
    <style:style style:name="P303" style:parent-style-name="TableParagraph" style:family="paragraph">
      <style:paragraph-properties fo:margin-top="0.1548in" fo:line-height="0.1819in" fo:margin-left="0.273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Row304" style:family="table-row">
      <style:table-row-properties style:min-row-height="0.1736in" style:use-optimal-row-height="false"/>
    </style:style>
    <style:style style:name="TableCell30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06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0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08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0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2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313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5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7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31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19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320" style:parent-style-name="Textbody" style:family="paragraph">
      <style:paragraph-properties fo:margin-top="0.0041in"/>
      <style:text-properties style:font-name="Times New Roman" style:font-name-complex="Times New Roman"/>
    </style:style>
    <style:style style:name="P321" style:parent-style-name="Heading2" style:family="paragraph">
      <style:paragraph-properties fo:line-height="0.2138in"/>
      <style:text-properties style:font-name="Times New Roman" style:font-name-complex="Times New Roman" fo:color="#000000" style:text-scale="105%" fo:font-size="13pt" style:font-size-asian="13pt" style:font-size-complex="13pt"/>
    </style:style>
    <style:style style:name="P322" style:parent-style-name="Standard" style:family="paragraph">
      <style:paragraph-properties fo:line-height="0.1888in" fo:margin-left="0.9687in">
        <style:tab-stops/>
      </style:paragraph-properties>
      <style:text-properties style:font-name="Times New Roman" style:font-name-complex="Times New Roman" fo:color="#000000" fo:font-size="13pt" style:font-size-asian="13pt" style:font-size-complex="13pt"/>
    </style:style>
    <style:style style:name="TableColumn324" style:family="table-column">
      <style:table-column-properties style:column-width="2.7604in" style:use-optimal-column-width="false"/>
    </style:style>
    <style:style style:name="TableColumn325" style:family="table-column">
      <style:table-column-properties style:column-width="3.5in" style:use-optimal-column-width="false"/>
    </style:style>
    <style:style style:name="Table323" style:family="table">
      <style:table-properties style:width="6.2604in" fo:margin-left="0.0937in" table:align="left"/>
    </style:style>
    <style:style style:name="TableRow326" style:family="table-row">
      <style:table-row-properties style:min-row-height="0.1736in" style:use-optimal-row-height="false"/>
    </style:style>
    <style:style style:name="TableCell327" style:family="table-cell">
      <style:table-cell-properties fo:border="0.0138in solid #000000" style:writing-mode="lr-tb" fo:padding-top="0in" fo:padding-left="0.0069in" fo:padding-bottom="0in" fo:padding-right="0.0069in"/>
    </style:style>
    <style:style style:name="P328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329" style:family="table-cell">
      <style:table-cell-properties fo:border="0.0138in solid #000000" style:writing-mode="lr-tb" fo:padding-top="0in" fo:padding-left="0.0069in" fo:padding-bottom="0in" fo:padding-right="0.0069in"/>
    </style:style>
    <style:style style:name="P330" style:parent-style-name="TableParagraph" style:family="paragraph">
      <style:paragraph-properties fo:line-height="0.1597in" fo:margin-left="0.867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331" style:family="table-row">
      <style:table-row-properties style:min-row-height="0.1736in" style:use-optimal-row-height="false"/>
    </style:style>
    <style:style style:name="TableCell332" style:family="table-cell">
      <style:table-cell-properties fo:border="0.0138in solid #000000" style:writing-mode="lr-tb" fo:padding-top="0in" fo:padding-left="0.0069in" fo:padding-bottom="0in" fo:padding-right="0.0069in"/>
    </style:style>
    <style:style style:name="T333" style:parent-style-name="Hyperlink" style:family="text">
      <style:text-properties style:font-name="Times New Roman" style:font-name-complex="Times New Roman" fo:font-weight="bold" style:font-weight-asian="bold" style:use-window-font-color="true" fo:background-color="#FFFFFF" style:text-underline-type="none"/>
    </style:style>
    <style:style style:name="T334" style:parent-style-name="Hyperlink" style:family="text">
      <style:text-properties style:font-name="Times New Roman" style:font-name-complex="Times New Roman" style:use-window-font-color="true" fo:background-color="#FFFFFF" style:text-underline-type="none"/>
    </style:style>
    <style:style style:name="TableCell335" style:family="table-cell">
      <style:table-cell-properties fo:border="0.0138in solid #000000" style:writing-mode="lr-tb" fo:padding-top="0in" fo:padding-left="0.0069in" fo:padding-bottom="0in" fo:padding-right="0.0069in"/>
    </style:style>
    <style:style style:name="P336" style:parent-style-name="TableParagraph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37" style:family="table-row">
      <style:table-row-properties style:min-row-height="0.1736in" style:use-optimal-row-height="false"/>
    </style:style>
    <style:style style:name="TableCell338" style:family="table-cell">
      <style:table-cell-properties fo:border="0.0138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>
        <style:tab-stops>
          <style:tab-stop style:type="left" style:position="0.7187in"/>
        </style:tab-stops>
      </style:paragraph-properties>
    </style:style>
    <style:style style:name="T340" style:parent-style-name="Hyperlink" style:family="text">
      <style:text-properties style:font-name="Times New Roman" style:font-name-complex="Times New Roman" fo:font-weight="bold" style:font-weight-asian="bold" style:use-window-font-color="true" fo:background-color="#FFFFFF" style:text-underline-type="none"/>
    </style:style>
    <style:style style:name="T341" style:parent-style-name="Hyperlink" style:family="text">
      <style:text-properties style:font-name="Times New Roman" style:font-name-complex="Times New Roman" style:use-window-font-color="true" fo:background-color="#FFFFFF" style:text-underline-type="none"/>
    </style:style>
    <style:style style:name="TableCell342" style:family="table-cell">
      <style:table-cell-properties fo:border="0.0138in solid #000000" style:writing-mode="lr-tb" fo:padding-top="0in" fo:padding-left="0.0069in" fo:padding-bottom="0in" fo:padding-right="0.0069in"/>
    </style:style>
    <style:style style:name="P343" style:parent-style-name="TableParagraph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44" style:family="table-row">
      <style:table-row-properties style:min-row-height="0.1736in" style:use-optimal-row-height="false"/>
    </style:style>
    <style:style style:name="TableCell345" style:family="table-cell">
      <style:table-cell-properties fo:border="0.0138in solid #000000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7" style:parent-style-name="DefaultParagraphFont" style:family="text">
      <style:text-properties style:font-name="Times New Roman" style:font-name-complex="Times New Roman"/>
    </style:style>
    <style:style style:name="T348" style:parent-style-name="Hyperlink" style:family="text">
      <style:text-properties style:font-name="Times New Roman" style:font-name-complex="Times New Roman" style:use-window-font-color="true" fo:background-color="#FFFFFF" style:text-underline-type="none"/>
    </style:style>
    <style:style style:name="TableCell349" style:family="table-cell">
      <style:table-cell-properties fo:border="0.0138in solid #000000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51" style:family="table-row">
      <style:table-row-properties style:min-row-height="0.1736in" style:use-optimal-row-height="false"/>
    </style:style>
    <style:style style:name="TableCell352" style:family="table-cell">
      <style:table-cell-properties fo:border="0.0138in solid #000000" style:writing-mode="lr-tb" fo:padding-top="0in" fo:padding-left="0.0069in" fo:padding-bottom="0in" fo:padding-right="0.0069in"/>
    </style:style>
    <style:style style:name="T3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4" style:parent-style-name="DefaultParagraphFont" style:family="text">
      <style:text-properties style:font-name="Times New Roman" style:font-name-complex="Times New Roman"/>
    </style:style>
    <style:style style:name="T355" style:parent-style-name="Hyperlink" style:family="text">
      <style:text-properties style:font-name="Times New Roman" style:font-name-complex="Times New Roman" style:use-window-font-color="true" fo:background-color="#FFFFFF" style:text-underline-type="none"/>
    </style:style>
    <style:style style:name="TableCell356" style:family="table-cell">
      <style:table-cell-properties fo:border="0.0138in solid #000000" style:writing-mode="lr-tb" fo:padding-top="0in" fo:padding-left="0.0069in" fo:padding-bottom="0in" fo:padding-right="0.0069in"/>
    </style:style>
    <style:style style:name="T35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58" style:family="table-row">
      <style:table-row-properties style:min-row-height="0.1736in" style:use-optimal-row-height="false"/>
    </style:style>
    <style:style style:name="TableCell359" style:family="table-cell">
      <style:table-cell-properties fo:border="0.0138in solid #000000" style:writing-mode="lr-tb" fo:padding-top="0in" fo:padding-left="0.0069in" fo:padding-bottom="0in" fo:padding-right="0.0069in"/>
    </style:style>
    <style:style style:name="T360" style:parent-style-name="DefaultParagraphFont" style:family="text">
      <style:text-properties style:font-name="Times New Roman" style:font-name-complex="Times New Roman" fo:font-size="13pt" style:font-size-asian="13pt" style:font-size-complex="13pt" fo:background-color="#FFFFFF"/>
    </style:style>
    <style:style style:name="T361" style:parent-style-name="DefaultParagraphFont" style:family="text">
      <style:text-properties style:font-name="Times New Roman" style:font-name-complex="Times New Roman"/>
    </style:style>
    <style:style style:name="T362" style:parent-style-name="Hyperlink" style:family="text">
      <style:text-properties style:font-name="Times New Roman" style:font-name-complex="Times New Roman" style:use-window-font-color="true" fo:background-color="#FFFFFF" style:text-underline-type="none"/>
    </style:style>
    <style:style style:name="TableCell363" style:family="table-cell">
      <style:table-cell-properties fo:border="0.0138in solid #000000" style:writing-mode="lr-tb" fo:padding-top="0in" fo:padding-left="0.0069in" fo:padding-bottom="0in" fo:padding-right="0.0069in"/>
    </style:style>
    <style:style style:name="P364" style:parent-style-name="TableParagraph" style:family="paragraph">
      <style:text-properties style:font-name="Ubuntu" style:font-name-complex="Times New Roman" fo:font-weight="bold" style:font-weight-asian="bold" fo:font-size="13pt" style:font-size-asian="13pt" style:font-size-complex="13pt"/>
    </style:style>
    <style:style style:name="P365" style:parent-style-name="Heading2" style:family="paragraph">
      <style:text-properties style:font-name="Times New Roman" style:font-name-complex="Times New Roman" style:text-scale="105%" fo:font-size="13pt" style:font-size-asian="13pt" style:font-size-complex="13pt"/>
    </style:style>
    <style:style style:name="TableColumn367" style:family="table-column">
      <style:table-column-properties style:column-width="2.6354in" style:use-optimal-column-width="false"/>
    </style:style>
    <style:style style:name="TableColumn368" style:family="table-column">
      <style:table-column-properties style:column-width="2.5513in" style:use-optimal-column-width="false"/>
    </style:style>
    <style:style style:name="TableColumn369" style:family="table-column">
      <style:table-column-properties style:column-width="1.0736in" style:use-optimal-column-width="false"/>
    </style:style>
    <style:style style:name="Table366" style:family="table">
      <style:table-properties style:width="6.2604in" fo:margin-left="0.0937in" table:align="left"/>
    </style:style>
    <style:style style:name="TableRow370" style:family="table-row">
      <style:table-row-properties style:min-row-height="0.75in" style:use-optimal-row-height="false"/>
    </style:style>
    <style:style style:name="TableCell37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72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37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74" style:parent-style-name="TableParagraph" style:family="paragraph">
      <style:paragraph-properties fo:text-align="center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37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76" style:parent-style-name="TableParagraph" style:family="paragraph">
      <style:paragraph-properties fo:text-align="center" fo:line-height="0.1645in"/>
    </style:style>
    <style:style style:name="T377" style:parent-style-name="DefaultParagraphFont" style:family="text">
      <style:text-properties style:font-name="Times New Roman" style:font-name-complex="Times New Roman" fo:font-weight="bold" style:font-weight-asian="bold" style:text-scale="94%" fo:font-size="13pt" style:font-size-asian="13pt" style:font-size-complex="13pt"/>
    </style:style>
    <style:style style:name="T378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79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80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81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82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83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384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385" style:family="table-row">
      <style:table-row-properties style:min-row-height="0.1736in" style:use-optimal-row-height="false"/>
    </style:style>
    <style:style style:name="TableCell386" style:family="table-cell">
      <style:table-cell-properties fo:border="0.0138in solid #000000" style:writing-mode="lr-tb" fo:padding-top="0in" fo:padding-left="0.0069in" fo:padding-bottom="0in" fo:padding-right="0.0069in"/>
    </style:style>
    <style:style style:name="P387" style:parent-style-name="Heading3" style:family="paragraph">
      <style:paragraph-properties fo:text-align="center" fo:margin-top="0.0208in" fo:margin-bottom="0.1041in" fo:margin-left="0in" fo:margin-right="0.052in" fo:background-color="#FFFFFF">
        <style:tab-stops/>
      </style:paragraph-properties>
    </style:style>
    <style:style style:name="T388" style:parent-style-name="Hyperlink" style:family="text">
      <style:text-properties style:font-name="Times New Roman" style:font-name-complex="Times New Roman" style:use-window-font-color="true" fo:background-color="#FFFFFF" style:text-underline-type="none"/>
    </style:style>
    <style:style style:name="TableCell389" style:family="table-cell">
      <style:table-cell-properties fo:border="0.0138in solid #000000" style:writing-mode="lr-tb" fo:padding-top="0in" fo:padding-left="0.0069in" fo:padding-bottom="0in" fo:padding-right="0.0069in"/>
    </style:style>
    <style:style style:name="P390" style:parent-style-name="TableParagraph" style:family="paragraph">
      <style:paragraph-properties fo:text-align="center"/>
    </style:style>
    <style:style style:name="T391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392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393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394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395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396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397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398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399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00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01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02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03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04" style:parent-style-name="accesshide" style:family="text">
      <style:text-properties style:font-name="Open Sans" fo:font-size="10.5pt" style:font-size-asian="10.5pt" style:font-size-complex="10.5pt" fo:background-color="#FFFFFF"/>
    </style:style>
    <style:style style:name="P405" style:parent-style-name="TableParagraph" style:family="paragraph">
      <style:paragraph-properties fo:text-align="center"/>
    </style:style>
    <style:style style:name="T406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07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08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09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0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1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2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3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4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5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6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7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8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19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20" style:parent-style-name="instancename" style:family="text">
      <style:text-properties style:font-name="Open Sans" fo:font-size="10.5pt" style:font-size-asian="10.5pt" style:font-size-complex="10.5pt" fo:background-color="#FFFFFF"/>
    </style:style>
    <style:style style:name="T421" style:parent-style-name="accesshide" style:family="text">
      <style:text-properties style:font-name="Open Sans" fo:font-size="10.5pt" style:font-size-asian="10.5pt" style:font-size-complex="10.5pt" fo:background-color="#FFFFFF"/>
    </style:style>
    <style:style style:name="TableCell422" style:family="table-cell">
      <style:table-cell-properties fo:border="0.0138in solid #000000" style:writing-mode="lr-tb" fo:padding-top="0in" fo:padding-left="0.0069in" fo:padding-bottom="0in" fo:padding-right="0.0069in"/>
    </style:style>
    <style:style style:name="P423" style:parent-style-name="TableParagraph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424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P425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P426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P427" style:parent-style-name="Standard" style:family="paragraph">
      <style:paragraph-properties fo:margin-top="0.2131in" fo:margin-left="0.9687in">
        <style:tab-stops/>
      </style:paragraph-properties>
    </style:style>
    <style:style style:name="T428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429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430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431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432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433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434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435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436" style:parent-style-name="DefaultParagraphFont" style:family="text">
      <style:text-properties style:font-name="Times New Roman" style:font-name-complex="Times New Roman" fo:font-weight="bold" style:font-weight-asian="bold" fo:letter-spacing="-0.0437in" style:text-scale="110%" fo:font-size="13pt" style:font-size-asian="13pt" style:font-size-complex="13pt"/>
    </style:style>
    <style:style style:name="T437" style:parent-style-name="DefaultParagraphFont" style:family="text"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ableColumn439" style:family="table-column">
      <style:table-column-properties style:column-width="3.7493in" style:use-optimal-column-width="false"/>
    </style:style>
    <style:style style:name="TableColumn440" style:family="table-column">
      <style:table-column-properties style:column-width="2.5111in" style:use-optimal-column-width="false"/>
    </style:style>
    <style:style style:name="Table438" style:family="table">
      <style:table-properties style:width="6.2604in" fo:margin-left="0.0937in" table:align="left"/>
    </style:style>
    <style:style style:name="TableRow441" style:family="table-row">
      <style:table-row-properties style:min-row-height="0.1736in" style:use-optimal-row-height="false"/>
    </style:style>
    <style:style style:name="TableCell44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43" style:parent-style-name="TableParagraph" style:family="paragraph">
      <style:paragraph-properties fo:text-align="center" fo:line-height="0.1597in" fo:margin-left="0.0041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44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45" style:parent-style-name="TableParagraph" style:family="paragraph">
      <style:paragraph-properties fo:text-align="center" fo:line-height="0.1597in" fo:margin-left="0.0041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446" style:family="table-row">
      <style:table-row-properties style:min-row-height="0.1736in" style:use-optimal-row-height="false"/>
    </style:style>
    <style:style style:name="TableCell44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48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4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51" style:family="table-row">
      <style:table-row-properties style:min-row-height="0.1736in" style:use-optimal-row-height="false"/>
    </style:style>
    <style:style style:name="TableCell45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3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5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5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56" style:family="table-row">
      <style:table-row-properties style:min-row-height="0.2826in" style:use-optimal-row-height="false"/>
    </style:style>
    <style:style style:name="TableCell45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58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5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6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61" style:family="table-row">
      <style:table-row-properties style:min-row-height="0.2826in" style:use-optimal-row-height="false"/>
    </style:style>
    <style:style style:name="TableCell46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63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6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65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466" style:parent-style-name="Textbody" style:family="paragraph">
      <style:paragraph-properties fo:margin-top="0.0013in"/>
      <style:text-properties style:font-name="Times New Roman" style:font-name-complex="Times New Roman" fo:font-weight="bold" style:font-weight-asian="bold"/>
    </style:style>
    <style:style style:name="P467" style:parent-style-name="Standard" style:family="paragraph">
      <style:paragraph-properties fo:margin-top="0.0951in" fo:margin-left="0.9687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olumn469" style:family="table-column">
      <style:table-column-properties style:column-width="2.2493in" style:use-optimal-column-width="false"/>
    </style:style>
    <style:style style:name="TableColumn470" style:family="table-column">
      <style:table-column-properties style:column-width="1.5631in" style:use-optimal-column-width="false"/>
    </style:style>
    <style:style style:name="TableColumn471" style:family="table-column">
      <style:table-column-properties style:column-width="0.968in" style:use-optimal-column-width="false"/>
    </style:style>
    <style:style style:name="TableColumn472" style:family="table-column">
      <style:table-column-properties style:column-width="1.4798in" style:use-optimal-column-width="false"/>
    </style:style>
    <style:style style:name="Table468" style:family="table">
      <style:table-properties style:width="6.2604in" fo:margin-left="0.0937in" table:align="left"/>
    </style:style>
    <style:style style:name="TableRow473" style:family="table-row">
      <style:table-row-properties style:min-row-height="0.7048in" style:use-optimal-row-height="false"/>
    </style:style>
    <style:style style:name="TableCell47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75" style:parent-style-name="TableParagraph" style:family="paragraph">
      <style:paragraph-properties fo:text-align="center" fo:line-height="0.1645in" fo:margin-left="0.8576in" fo:margin-right="0.7597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47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77" style:parent-style-name="TableParagraph" style:family="paragraph">
      <style:paragraph-properties fo:text-align="center" fo:margin-left="0.0652in" fo:text-indent="-0.0423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47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79" style:parent-style-name="TableParagraph" style:family="paragraph">
      <style:paragraph-properties fo:text-align="center" fo:line-height="0.1645in" fo:margin-right="-0.0305in"/>
    </style:style>
    <style:style style:name="T480" style:parent-style-name="DefaultParagraphFont" style:family="text">
      <style:text-properties style:font-name="Times New Roman" style:font-name-complex="Times New Roman" fo:font-weight="bold" style:font-weight-asian="bold" style:text-scale="102%" fo:font-size="13pt" style:font-size-asian="13pt" style:font-size-complex="13pt"/>
    </style:style>
    <style:style style:name="T481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482" style:parent-style-name="TableParagraph" style:family="paragraph">
      <style:paragraph-properties fo:text-align="center" fo:line-height="0.1618in" fo:margin-right="0.0354in"/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Cell48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84" style:parent-style-name="TableParagraph" style:family="paragraph">
      <style:paragraph-properties fo:text-align="center" fo:margin-left="0.0652in" fo:margin-right="0.0819in" fo:text-indent="-0.0208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485" style:parent-style-name="TableParagraph" style:family="paragraph">
      <style:paragraph-properties fo:text-align="center" fo:line-height="0.1611in" fo:margin-left="-0.0513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Row486" style:family="table-row">
      <style:table-row-properties style:min-row-height="0.1736in" style:use-optimal-row-height="false"/>
    </style:style>
    <style:style style:name="TableCell48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88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8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49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2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49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4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495" style:family="table-row">
      <style:table-row-properties style:min-row-height="0.1736in" style:use-optimal-row-height="false"/>
    </style:style>
    <style:style style:name="TableCell496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7" style:parent-style-name="TableParagraph" style:family="paragraph">
      <style:text-properties style:font-name="Times New Roman" style:font-name-complex="Times New Roman" fo:color="#FF0000" fo:font-size="13pt" style:font-size-asian="13pt" style:font-size-complex="13pt"/>
    </style:style>
    <style:style style:name="TableCell49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9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0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01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50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03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504" style:family="table-row">
      <style:table-row-properties style:min-row-height="0.1736in" style:use-optimal-row-height="false"/>
    </style:style>
    <style:style style:name="TableCell50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06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07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08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0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10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51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12" style:parent-style-name="TableParagraph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513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10%" fo:font-size="13pt" style:font-size-asian="13pt" style:font-size-complex="13pt"/>
    </style:style>
    <style:style style:name="TableColumn515" style:family="table-column">
      <style:table-column-properties style:column-width="3.125in" style:use-optimal-column-width="false"/>
    </style:style>
    <style:style style:name="TableColumn516" style:family="table-column">
      <style:table-column-properties style:column-width="3.1256in" style:use-optimal-column-width="false"/>
    </style:style>
    <style:style style:name="Table514" style:family="table">
      <style:table-properties style:width="6.2506in" fo:margin-left="0.0937in" table:align="left"/>
    </style:style>
    <style:style style:name="TableRow517" style:family="table-row">
      <style:table-row-properties style:min-row-height="0.3506in" style:use-optimal-row-height="false"/>
    </style:style>
    <style:style style:name="TableCell51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19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52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21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522" style:parent-style-name="TableParagraph" style:family="paragraph">
      <style:paragraph-properties fo:text-align="center" fo:margin-top="0.009in" fo:line-height="0.162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523" style:family="table-row">
      <style:table-row-properties style:min-row-height="0.1736in" style:use-optimal-row-height="false"/>
    </style:style>
    <style:style style:name="TableCell524" style:family="table-cell">
      <style:table-cell-properties fo:border="0.0138in solid #000000" style:writing-mode="lr-tb" fo:padding-top="0in" fo:padding-left="0.0069in" fo:padding-bottom="0in" fo:padding-right="0.0069in"/>
    </style:style>
    <style:style style:name="P525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526" style:family="table-cell">
      <style:table-cell-properties fo:border="0.0138in solid #000000" style:writing-mode="lr-tb" fo:padding-top="0in" fo:padding-left="0.0069in" fo:padding-bottom="0in" fo:padding-right="0.0069in"/>
    </style:style>
    <style:style style:name="P527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P528" style:parent-style-name="Standard" style:family="paragraph">
      <style:paragraph-properties fo:margin-top="0.2131in" fo:margin-left="0.9687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olumn530" style:family="table-column">
      <style:table-column-properties style:column-width="4in" style:use-optimal-column-width="false"/>
    </style:style>
    <style:style style:name="TableColumn531" style:family="table-column">
      <style:table-column-properties style:column-width="2.2604in" style:use-optimal-column-width="false"/>
    </style:style>
    <style:style style:name="Table529" style:family="table">
      <style:table-properties style:width="6.2604in" fo:margin-left="0.0937in" table:align="left"/>
    </style:style>
    <style:style style:name="TableRow532" style:family="table-row">
      <style:table-row-properties style:min-row-height="0.3506in" style:use-optimal-row-height="false"/>
    </style:style>
    <style:style style:name="TableCell53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34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53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36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537" style:parent-style-name="TableParagraph" style:family="paragraph">
      <style:paragraph-properties fo:text-align="center" fo:margin-top="0.009in" fo:line-height="0.162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538" style:family="table-row">
      <style:table-row-properties style:min-row-height="0.2076in" style:use-optimal-row-height="false"/>
    </style:style>
    <style:style style:name="TableCell53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40" style:parent-style-name="TableParagraph" style:family="paragraph">
      <style:paragraph-properties fo:text-align="center" fo:line-height="0.1645in"/>
    </style:style>
    <style:style style:name="T541" style:parent-style-name="DefaultParagraphFont" style:family="text"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542" style:parent-style-name="DefaultParagraphFont" style:family="text">
      <style:text-properties style:font-name="Open Sans" fo:color="#526069" fo:font-size="10.5pt" style:font-size-asian="10.5pt" style:font-size-complex="10.5pt" fo:background-color="#FFFFFF"/>
    </style:style>
    <style:style style:name="T543" style:parent-style-name="DefaultParagraphFont" style:family="text">
      <style:text-properties style:font-name="Times New Roman" style:font-name-complex="Times New Roman" fo:color="#000000" fo:font-size="13pt" style:font-size-asian="13pt" style:font-size-complex="13pt" fo:background-color="#FFFFFF"/>
    </style:style>
    <style:style style:name="T544" style:parent-style-name="DefaultParagraphFont" style:family="text"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4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46" style:parent-style-name="TableParagraph" style:family="paragraph">
      <style:paragraph-properties fo:text-align="center" fo:line-height="0.1645in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Row547" style:family="table-row">
      <style:table-row-properties style:min-row-height="0.1736in" style:use-optimal-row-height="false"/>
    </style:style>
    <style:style style:name="TableCell54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49" style:parent-style-name="TableParagraph" style:family="paragraph">
      <style:paragraph-properties fo:text-align="center"/>
      <style:text-properties style:font-name="Times New Roman" style:font-name-complex="Times New Roman" fo:color="#000000" fo:font-size="14pt" style:font-size-asian="14pt" style:font-size-complex="14pt"/>
    </style:style>
    <style:style style:name="TableCell55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51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52" style:family="table-row">
      <style:table-row-properties style:min-row-height="0.1736in" style:use-optimal-row-height="false"/>
    </style:style>
    <style:style style:name="TableCell55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54" style:parent-style-name="TableParagraph" style:family="paragraph">
      <style:paragraph-properties fo:text-align="center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5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56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57" style:family="table-row">
      <style:table-row-properties style:min-row-height="0.1736in" style:use-optimal-row-height="false"/>
    </style:style>
    <style:style style:name="TableCell55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59" style:parent-style-name="TableParagraph" style:family="paragraph">
      <style:paragraph-properties fo:text-align="center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6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61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62" style:family="table-row">
      <style:table-row-properties style:min-row-height="0.1736in" style:use-optimal-row-height="false"/>
    </style:style>
    <style:style style:name="TableCell56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64" style:parent-style-name="TableParagraph" style:family="paragraph">
      <style:paragraph-properties fo:text-align="center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6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66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67" style:family="table-row">
      <style:table-row-properties style:min-row-height="0.1736in" style:use-optimal-row-height="false"/>
    </style:style>
    <style:style style:name="TableCell56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69" style:parent-style-name="TableParagraph" style:family="paragraph">
      <style:paragraph-properties fo:text-align="center"/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TableCell57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71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72" style:family="table-row">
      <style:table-row-properties style:min-row-height="0.1736in" style:use-optimal-row-height="false"/>
    </style:style>
    <style:style style:name="TableCell57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74" style:parent-style-name="TableParagraph" style:family="paragraph">
      <style:paragraph-properties fo:text-align="center"/>
      <style:text-properties style:font-name="Times New Roman" style:font-name-complex="Times New Roman" style:font-weight-complex="bold" fo:color="#000000" style:text-scale="105%" fo:font-size="14pt" style:font-size-asian="14pt" style:font-size-complex="14pt"/>
    </style:style>
    <style:style style:name="TableCell57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76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577" style:family="table-row">
      <style:table-row-properties style:min-row-height="0.1736in" style:use-optimal-row-height="false"/>
    </style:style>
    <style:style style:name="TableCell57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79" style:parent-style-name="TableParagraph" style:family="paragraph">
      <style:paragraph-properties fo:text-align="center"/>
    </style:style>
    <style:style style:name="TableCell58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81" style:parent-style-name="TableParagraph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582" style:parent-style-name="Standard" style:family="paragraph">
      <style:paragraph-properties fo:margin-top="0.2131in" fo:line-height="0.2138in" fo:margin-left="0.9687in">
        <style:tab-stops/>
      </style:paragraph-properties>
      <style:text-properties style:font-name="Times New Roman" style:font-name-complex="Times New Roman" fo:color="#000000" style:text-scale="105%" fo:font-size="14pt" style:font-size-asian="14pt" style:font-size-complex="14pt"/>
    </style:style>
    <style:style style:name="P583" style:parent-style-name="Standard" style:family="paragraph">
      <style:paragraph-properties fo:margin-top="0.2131in" fo:line-height="0.2138in" fo:margin-left="0.9687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584" style:parent-style-name="Standard" style:family="paragraph">
      <style:paragraph-properties fo:margin-top="0.2131in" fo:line-height="0.2138in" fo:margin-left="0.9687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585" style:parent-style-name="Standard" style:family="paragraph">
      <style:paragraph-properties fo:margin-top="0.2131in" fo:line-height="0.2138in" fo:margin-left="0.9687in">
        <style:tab-stops/>
      </style:paragraph-properties>
    </style:style>
    <style:style style:name="T586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87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88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89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0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1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2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3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4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5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6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7" style:parent-style-name="DefaultParagraphFont" style:family="text">
      <style:text-properties style:font-name="Times New Roman" style:font-name-complex="Times New Roman" fo:font-weight="bold" style:font-weight-asian="bold" fo:letter-spacing="-0.0375in" style:text-scale="105%" fo:font-size="13pt" style:font-size-asian="13pt" style:font-size-complex="13pt"/>
    </style:style>
    <style:style style:name="T598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599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600" style:parent-style-name="DefaultParagraphFont" style:family="text"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P601" style:parent-style-name="Standard" style:family="paragraph">
      <style:paragraph-properties fo:margin-top="0.0069in" fo:margin-bottom="0.0041in" fo:line-height="85%" fo:margin-left="0.0729in" fo:margin-right="0.0958in" fo:text-indent="0.0256in">
        <style:tab-stops/>
      </style:paragraph-properties>
    </style:style>
    <style:style style:name="T6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5" style:parent-style-name="DefaultParagraphFont" style:family="text">
      <style:text-properties style:font-name="Times New Roman" style:font-name-complex="Times New Roman" fo:letter-spacing="-0.0055in" fo:font-size="13pt" style:font-size-asian="13pt" style:font-size-complex="13pt"/>
    </style:style>
    <style:style style:name="T6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7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09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3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5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7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1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3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7" style:parent-style-name="DefaultParagraphFont" style:family="text">
      <style:text-properties style:font-name="Times New Roman" style:font-name-complex="Times New Roman" fo:letter-spacing="-0.0055in" fo:font-size="13pt" style:font-size-asian="13pt" style:font-size-complex="13pt"/>
    </style:style>
    <style:style style:name="T6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1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4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6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0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2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4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6" style:parent-style-name="DefaultParagraphFont" style:family="text">
      <style:text-properties style:font-name="Times New Roman" style:font-name-complex="Times New Roman" fo:letter-spacing="-0.0048in" fo:font-size="13pt" style:font-size-asian="13pt" style:font-size-complex="13pt"/>
    </style:style>
    <style:style style:name="T6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9" style:parent-style-name="DefaultParagraphFont" style:family="text">
      <style:text-properties style:font-name="Times New Roman" style:font-name-complex="Times New Roman" fo:letter-spacing="-0.0055in" fo:font-size="13pt" style:font-size-asian="13pt" style:font-size-complex="13pt"/>
    </style:style>
    <style:style style:name="T6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51" style:parent-style-name="DefaultParagraphFont" style:family="text">
      <style:text-properties style:font-name="Times New Roman" style:font-name-complex="Times New Roman" fo:letter-spacing="-0.0006in" fo:font-size="13pt" style:font-size-asian="13pt" style:font-size-complex="13pt"/>
    </style:style>
    <style:style style:name="T6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53" style:parent-style-name="Standard" style:family="paragraph">
      <style:paragraph-properties fo:margin-top="0.0069in" fo:margin-bottom="0.0041in" fo:line-height="85%" fo:margin-left="0.0729in" fo:margin-right="0.0958in" fo:text-indent="0.0256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olumn655" style:family="table-column">
      <style:table-column-properties style:column-width="4.25in" style:use-optimal-column-width="false"/>
    </style:style>
    <style:style style:name="TableColumn656" style:family="table-column">
      <style:table-column-properties style:column-width="0.3013in" style:use-optimal-column-width="false"/>
    </style:style>
    <style:style style:name="TableColumn657" style:family="table-column">
      <style:table-column-properties style:column-width="0.3027in" style:use-optimal-column-width="false"/>
    </style:style>
    <style:style style:name="TableColumn658" style:family="table-column">
      <style:table-column-properties style:column-width="0.3013in" style:use-optimal-column-width="false"/>
    </style:style>
    <style:style style:name="TableColumn659" style:family="table-column">
      <style:table-column-properties style:column-width="0.302in" style:use-optimal-column-width="false"/>
    </style:style>
    <style:style style:name="TableColumn660" style:family="table-column">
      <style:table-column-properties style:column-width="0.3131in" style:use-optimal-column-width="false"/>
    </style:style>
    <style:style style:name="TableColumn661" style:family="table-column">
      <style:table-column-properties style:column-width="0.4895in" style:use-optimal-column-width="false"/>
    </style:style>
    <style:style style:name="Table654" style:family="table">
      <style:table-properties style:width="6.2604in" fo:margin-left="0.0937in" table:align="left"/>
    </style:style>
    <style:style style:name="TableRow662" style:family="table-row">
      <style:table-row-properties style:min-row-height="0.3506in" style:use-optimal-row-height="false"/>
    </style:style>
    <style:style style:name="TableCell66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664" style:parent-style-name="TableParagraph" style:family="paragraph">
      <style:paragraph-properties fo:text-align="center" fo:line-height="0.1645in" fo:margin-left="0.0041in">
        <style:tab-stops/>
      </style:paragraph-properties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665" style:family="table-cell">
      <style:table-cell-properties fo:border="0.0138in solid #000000" style:writing-mode="lr-tb" fo:padding-top="0in" fo:padding-left="0.0069in" fo:padding-bottom="0in" fo:padding-right="0.0069in"/>
    </style:style>
    <style:style style:name="P666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67" style:family="table-cell">
      <style:table-cell-properties fo:border="0.0138in solid #000000" style:writing-mode="lr-tb" fo:padding-top="0in" fo:padding-left="0.0069in" fo:padding-bottom="0in" fo:padding-right="0.0069in"/>
    </style:style>
    <style:style style:name="P668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69" style:family="table-cell">
      <style:table-cell-properties fo:border="0.0138in solid #000000" style:writing-mode="lr-tb" fo:padding-top="0in" fo:padding-left="0.0069in" fo:padding-bottom="0in" fo:padding-right="0.0069in"/>
    </style:style>
    <style:style style:name="P670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71" style:family="table-cell">
      <style:table-cell-properties fo:border="0.0138in solid #000000" style:writing-mode="lr-tb" fo:padding-top="0in" fo:padding-left="0.0069in" fo:padding-bottom="0in" fo:padding-right="0.0069in"/>
    </style:style>
    <style:style style:name="P672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73" style:family="table-cell">
      <style:table-cell-properties fo:border="0.0138in solid #000000" style:writing-mode="lr-tb" fo:padding-top="0in" fo:padding-left="0.0069in" fo:padding-bottom="0in" fo:padding-right="0.0069in"/>
    </style:style>
    <style:style style:name="P674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75" style:family="table-cell">
      <style:table-cell-properties fo:border="0.0138in solid #000000" style:writing-mode="lr-tb" fo:padding-top="0in" fo:padding-left="0.0069in" fo:padding-bottom="0in" fo:padding-right="0.0069in"/>
    </style:style>
    <style:style style:name="P676" style:parent-style-name="TableParagraph" style:family="paragraph">
      <style:paragraph-properties fo:text-align="center" fo:margin-top="0.1736in" fo:line-height="0.1625in" fo:margin-left="0.0965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ableRow677" style:family="table-row">
      <style:table-row-properties style:min-row-height="0.5277in" style:use-optimal-row-height="false"/>
    </style:style>
    <style:style style:name="TableCell678" style:family="table-cell">
      <style:table-cell-properties fo:border="0.0138in solid #000000" style:writing-mode="lr-tb" fo:padding-top="0in" fo:padding-left="0.0069in" fo:padding-bottom="0in" fo:padding-right="0.0069in"/>
    </style:style>
    <style:style style:name="P679" style:parent-style-name="TableParagraph" style:family="paragraph">
      <style:paragraph-properties fo:line-height="0.1652in" fo:margin-left="0.0652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ableCell680" style:family="table-cell">
      <style:table-cell-properties fo:border="0.0138in solid #000000" style:writing-mode="lr-tb" fo:padding-top="0in" fo:padding-left="0.0069in" fo:padding-bottom="0in" fo:padding-right="0.0069in"/>
    </style:style>
    <style:style style:name="P681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82" style:family="table-cell">
      <style:table-cell-properties fo:border="0.0138in solid #000000" style:writing-mode="lr-tb" fo:padding-top="0in" fo:padding-left="0.0069in" fo:padding-bottom="0in" fo:padding-right="0.0069in"/>
    </style:style>
    <style:style style:name="P683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84" style:family="table-cell">
      <style:table-cell-properties fo:border="0.0138in solid #000000" style:writing-mode="lr-tb" fo:padding-top="0in" fo:padding-left="0.0069in" fo:padding-bottom="0in" fo:padding-right="0.0069in"/>
    </style:style>
    <style:style style:name="P685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86" style:family="table-cell">
      <style:table-cell-properties fo:border="0.0138in solid #000000" style:writing-mode="lr-tb" fo:padding-top="0in" fo:padding-left="0.0069in" fo:padding-bottom="0in" fo:padding-right="0.0069in"/>
    </style:style>
    <style:style style:name="P687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88" style:family="table-cell">
      <style:table-cell-properties fo:border="0.0138in solid #000000" style:writing-mode="lr-tb" fo:padding-top="0in" fo:padding-left="0.0069in" fo:padding-bottom="0in" fo:padding-right="0.0069in"/>
    </style:style>
    <style:style style:name="P689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690" style:family="table-cell">
      <style:table-cell-properties fo:border="0.0138in solid #000000" style:writing-mode="lr-tb" fo:padding-top="0in" fo:padding-left="0.0069in" fo:padding-bottom="0in" fo:padding-right="0.0069in"/>
    </style:style>
    <style:style style:name="P691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P692" style:parent-style-name="Textbody" style:family="paragraph">
      <style:paragraph-properties fo:margin-top="0.0048in"/>
      <style:text-properties style:font-name="Times New Roman" style:font-name-complex="Times New Roman"/>
    </style:style>
    <style:style style:name="P693" style:parent-style-name="Heading2" style:family="paragraph">
      <style:text-properties style:font-name="Times New Roman" style:font-name-complex="Times New Roman" style:text-scale="110%" fo:font-size="13pt" style:font-size-asian="13pt" style:font-size-complex="13pt"/>
    </style:style>
    <style:style style:name="TableColumn695" style:family="table-column">
      <style:table-column-properties style:column-width="4.75in" style:use-optimal-column-width="false"/>
    </style:style>
    <style:style style:name="TableColumn696" style:family="table-column">
      <style:table-column-properties style:column-width="1.5104in" style:use-optimal-column-width="false"/>
    </style:style>
    <style:style style:name="Table694" style:family="table">
      <style:table-properties style:width="6.2604in" fo:margin-left="0.0937in" table:align="left"/>
    </style:style>
    <style:style style:name="TableRow697" style:family="table-row">
      <style:table-row-properties style:min-row-height="0.3506in" style:use-optimal-row-height="false"/>
    </style:style>
    <style:style style:name="TableCell69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699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Cell70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701" style:parent-style-name="TableParagraph" style:family="paragraph">
      <style:paragraph-properties fo:text-align="center" fo:line-height="0.1645in"/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702" style:parent-style-name="TableParagraph" style:family="paragraph">
      <style:paragraph-properties fo:text-align="center" fo:margin-top="0.009in" fo:line-height="0.1625in"/>
      <style:text-properties style:font-name="Times New Roman" style:font-name-complex="Times New Roman" fo:font-weight="bold" style:font-weight-asian="bold" style:text-scale="105%" fo:font-size="13pt" style:font-size-asian="13pt" style:font-size-complex="13pt"/>
    </style:style>
    <style:style style:name="TableRow703" style:family="table-row">
      <style:table-row-properties style:min-row-height="0.1736in" style:use-optimal-row-height="false"/>
    </style:style>
    <style:style style:name="TableCell704" style:family="table-cell">
      <style:table-cell-properties fo:border="0.0138in solid #000000" style:writing-mode="lr-tb" fo:padding-top="0in" fo:padding-left="0.0069in" fo:padding-bottom="0in" fo:padding-right="0.0069in"/>
    </style:style>
    <style:style style:name="P705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706" style:family="table-cell">
      <style:table-cell-properties fo:border="0.0138in solid #000000" style:writing-mode="lr-tb" fo:padding-top="0in" fo:padding-left="0.0069in" fo:padding-bottom="0in" fo:padding-right="0.0069in"/>
    </style:style>
    <style:style style:name="P707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Row708" style:family="table-row">
      <style:table-row-properties style:min-row-height="0.1736in" style:use-optimal-row-height="false"/>
    </style:style>
    <style:style style:name="TableCell709" style:family="table-cell">
      <style:table-cell-properties fo:border-top="none" fo:border-left="0.0138in solid #000000" fo:border-bottom="0.0138in solid #000000" fo:border-right="0.0138in solid #000000" style:writing-mode="lr-tb" fo:padding-top="0in" fo:padding-left="0.0069in" fo:padding-bottom="0in" fo:padding-right="0.0069in"/>
    </style:style>
    <style:style style:name="P710" style:parent-style-name="TableParagraph" style:family="paragraph">
      <style:text-properties style:font-name="Times New Roman" style:font-name-complex="Times New Roman" fo:font-size="13pt" style:font-size-asian="13pt" style:font-size-complex="13pt"/>
    </style:style>
    <style:style style:name="TableCell711" style:family="table-cell">
      <style:table-cell-properties fo:border-top="none" fo:border-left="0.0138in solid #000000" fo:border-bottom="0.0138in solid #000000" fo:border-right="0.0138in solid #000000" style:writing-mode="lr-tb" fo:padding-top="0in" fo:padding-left="0.0069in" fo:padding-bottom="0in" fo:padding-right="0.0069in"/>
    </style:style>
    <style:style style:name="P712" style:parent-style-name="TableParagraph" style:family="paragraph">
      <style:text-properties style:font-name="Times New Roman" style:font-name-complex="Times New Roman" fo:font-size="13pt" style:font-size-asian="13pt" style:font-size-complex="13pt"/>
    </style:style>
  </office:automatic-styles>
  <office:body>
    <office:text text:use-soft-page-breaks="true">
      <text:p text:style-name="P1"/>
      <text:p text:style-name="P5"/>
      <text:p text:style-name="P6">BÁO CÁO CÔNG VIỆC VÀ KẾ<text:s/>HOẠCH TUẦN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Họ<text:s/>và tên</text:p>
          </table:table-cell>
          <table:table-cell table:style-name="TableCell15">
            <text:p text:style-name="P16">Nguyễn Đức Hậu</text:p>
          </table:table-cell>
        </table:table-row>
        <table:table-row table:style-name="TableRow17">
          <table:table-cell table:style-name="TableCell18">
            <text:p text:style-name="P19">Lớp</text:p>
          </table:table-cell>
          <table:table-cell table:style-name="TableCell20">
            <text:p text:style-name="P21">C1220G2</text:p>
          </table:table-cell>
        </table:table-row>
        <table:table-row table:style-name="TableRow22">
          <table:table-cell table:style-name="TableCell23">
            <text:p text:style-name="P24">Ngày báo cáo</text:p>
          </table:table-cell>
          <table:table-cell table:style-name="TableCell25">
            <text:p text:style-name="P26">10/06/2021</text:p>
          </table:table-cell>
        </table:table-row>
        <table:table-row table:style-name="TableRow27">
          <table:table-cell table:style-name="TableCell28">
            <text:p text:style-name="P29">Ngày bắt đầu</text:p>
          </table:table-cell>
          <table:table-cell table:style-name="TableCell30">
            <text:p text:style-name="P31">04/06/2021</text:p>
          </table:table-cell>
        </table:table-row>
        <table:table-row table:style-name="TableRow32">
          <table:table-cell table:style-name="TableCell33">
            <text:p text:style-name="P34">Ngày kết thúc</text:p>
          </table:table-cell>
          <table:table-cell table:style-name="TableCell35">
            <text:p text:style-name="P36">10/06/2021</text:p>
          </table:table-cell>
        </table:table-row>
      </table:table>
      <text:p text:style-name="P37"/>
      <text:p text:style-name="P38">Tự<text:s/>kiểm tra</text:p>
      <text:p text:style-name="P39"><text:span text:style-name="T40">Đ</text:span><text:span text:style-name="T41">ặ</text:span><text:span text:style-name="T42">t</text:span><text:span text:style-name="T43"><text:s/></text:span><text:span text:style-name="T44">ký</text:span><text:span text:style-name="T45"><text:s/></text:span><text:span text:style-name="T46">t</text:span><text:span text:style-name="T47">ự</text:span><text:span text:style-name="T48"><text:tab/></text:span><text:span text:style-name="T49">○</text:span><text:span text:style-name="T50"><text:tab/></text:span><text:span text:style-name="T51">đ</text:span><text:span text:style-name="T52">ể</text:span><text:span text:style-name="T53"><text:s/></text:span><text:span text:style-name="T54">tr</text:span><text:span text:style-name="T55">ả</text:span><text:span text:style-name="T56"><text:s/></text:span><text:span text:style-name="T57">l</text:span><text:span text:style-name="T58">ờ</text:span><text:span text:style-name="T59">i</text:span><text:span text:style-name="T60"><text:s/></text:span><text:span text:style-name="T61">"có"</text:span><text:span text:style-name="T62"><text:s/></text:span><text:span text:style-name="T63">và</text:span><text:span text:style-name="T64"><text:s/></text:span><text:span text:style-name="T65">ký</text:span><text:span text:style-name="T66"><text:s/></text:span><text:span text:style-name="T67">t</text:span><text:span text:style-name="T68">ự</text:span><text:span text:style-name="T69"><text:tab/></text:span><text:span text:style-name="T70">✕</text:span><text:span text:style-name="T71"><text:tab/>đ</text:span><text:span text:style-name="T72">ể</text:span><text:span text:style-name="T73"><text:s/>tr</text:span><text:span text:style-name="T74">ả</text:span><text:span text:style-name="T75"><text:s/>l</text:span><text:span text:style-name="T76">ờ</text:span><text:span text:style-name="T77">i</text:span><text:span text:style-name="T78"><text:s/></text:span><text:span text:style-name="T79">"không".</text:span></text:p>
      <text:p text:style-name="P80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Đã nghiêm túc nỗ<text:s/>lực để<text:s/>hiểu các học liệu?</text:p>
          </table:table-cell>
          <table:table-cell table:style-name="TableCell92">
            <text:p text:style-name="P93">O</text:p>
          </table:table-cell>
          <table:table-cell table:style-name="TableCell94">
            <text:p text:style-name="P95">Có hiểu giải pháp để<text:s/>giải quyết các bài tập trước khi bài tập</text:p>
            <text:p text:style-name="P96">được giao không?</text:p>
          </table:table-cell>
          <table:table-cell table:style-name="TableCell97">
            <text:p text:style-name="P98">O</text:p>
          </table:table-cell>
        </table:table-row>
        <table:table-row table:style-name="TableRow99">
          <table:table-cell table:style-name="TableCell100">
            <text:p text:style-name="P101"><text:span text:style-name="T102">Đã</text:span><text:span text:style-name="T103"><text:s/></text:span><text:span text:style-name="T104">cùng</text:span><text:span text:style-name="T105"><text:s/></text:span><text:span text:style-name="T106">làm</text:span><text:span text:style-name="T107"><text:s/></text:span><text:span text:style-name="T108">vi</text:span><text:span text:style-name="T109">ệ</text:span><text:span text:style-name="T110">c</text:span><text:span text:style-name="T111"><text:s/></text:span><text:span text:style-name="T112">v</text:span><text:span text:style-name="T113">ớ</text:span><text:span text:style-name="T114">i</text:span><text:span text:style-name="T115"><text:s/></text:span><text:span text:style-name="T116">b</text:span><text:span text:style-name="T117">ạ</text:span><text:span text:style-name="T118">n</text:span><text:span text:style-name="T119"><text:s/></text:span><text:span text:style-name="T120">h</text:span><text:span text:style-name="T121">ọ</text:span><text:span text:style-name="T122">c</text:span><text:span text:style-name="T123"><text:s/></text:span><text:span text:style-name="T124">trên</text:span><text:span text:style-name="T125"><text:s/></text:span><text:span text:style-name="T126">nh</text:span><text:span text:style-name="T127">ữ</text:span><text:span text:style-name="T128">ng</text:span><text:span text:style-name="T129"><text:s/></text:span><text:span text:style-name="T130">v</text:span><text:span text:style-name="T131">ấ</text:span><text:span text:style-name="T132">n</text:span><text:span text:style-name="T133"><text:s/></text:span><text:span text:style-name="T134">đ</text:span><text:span text:style-name="T135">ề</text:span><text:span text:style-name="T136"><text:s/></text:span><text:span text:style-name="T137">c</text:span><text:span text:style-name="T138">ủ</text:span><text:span text:style-name="T139">a</text:span><text:span text:style-name="T140"><text:s/></text:span><text:span text:style-name="T141">bài</text:span><text:span text:style-name="T142"><text:s/></text:span><text:span text:style-name="T143">t</text:span><text:span text:style-name="T144">ậ</text:span><text:span text:style-name="T145">p?</text:span></text:p>
          </table:table-cell>
          <table:table-cell table:style-name="TableCell146">
            <text:p text:style-name="P147">O</text:p>
          </table:table-cell>
          <table:table-cell table:style-name="TableCell148">
            <text:p text:style-name="P149"><text:span text:style-name="T150">Có yêu c</text:span><text:span text:style-name="T151">ầ</text:span><text:span text:style-name="T152">u gi</text:span><text:span text:style-name="T153">ả</text:span><text:span text:style-name="T154">i thích<text:s/></text:span><text:span text:style-name="T155">các đi</text:span><text:span text:style-name="T156">ể</text:span><text:span text:style-name="T157">m</text:span><text:span text:style-name="T158"><text:s/></text:span><text:span text:style-name="T159">c</text:span><text:span text:style-name="T160">ả</text:span><text:span text:style-name="T161">n</text:span><text:span text:style-name="T162"><text:s/></text:span><text:span text:style-name="T163">tr</text:span><text:span text:style-name="T164">ở</text:span><text:span text:style-name="T165"><text:s/></text:span><text:span text:style-name="T166">b</text:span><text:span text:style-name="T167">ạ</text:span><text:span text:style-name="T168">n</text:span><text:span text:style-name="T169"><text:s/></text:span><text:span text:style-name="T170">gi</text:span><text:span text:style-name="T171">ả</text:span><text:span text:style-name="T172">i</text:span><text:span text:style-name="T173"><text:s/></text:span><text:span text:style-name="T174">quy</text:span><text:span text:style-name="T175">ế</text:span><text:span text:style-name="T176">t</text:span><text:span text:style-name="T177"><text:s/></text:span><text:span text:style-name="T178">các</text:span><text:span text:style-name="T179"><text:s/></text:span><text:span text:style-name="T180">bài</text:span><text:span text:style-name="T181"><text:s/></text:span><text:span text:style-name="T182">t</text:span><text:span text:style-name="T183">ậ</text:span><text:span text:style-name="T184">p</text:span></text:p>
            <text:p text:style-name="P185">trong giờ<text:s/>học có hướng dẫn không?</text:p>
          </table:table-cell>
          <table:table-cell table:style-name="TableCell186">
            <text:p text:style-name="P187">O</text:p>
          </table:table-cell>
        </table:table-row>
        <table:table-row table:style-name="TableRow188">
          <table:table-cell table:style-name="TableCell189">
            <text:p text:style-name="P190">Đã thử<text:s/>tóm tắt lại bài tập trước khi trao đổi cùng bạn học?</text:p>
          </table:table-cell>
          <table:table-cell table:style-name="TableCell191">
            <text:p text:style-name="P192">O</text:p>
          </table:table-cell>
          <table:table-cell table:style-name="TableCell193">
            <text:p text:style-name="P194">Có đố<text:s/>bạn cùng lớp giải quyết thách thức nào (mà bạn đã tìm</text:p>
            <text:p text:style-name="P195">ra) không?</text:p>
          </table:table-cell>
          <table:table-cell table:style-name="TableCell196">
            <text:p text:style-name="P197">O</text:p>
          </table:table-cell>
        </table:table-row>
        <table:table-row table:style-name="TableRow198">
          <table:table-cell table:style-name="TableCell199">
            <text:p text:style-name="P200">Đã tham gia tích cực vào</text:p>
            <text:p text:style-name="P201">các buổi trao<text:s/>đổi về<text:s/>bài tập?</text:p>
          </table:table-cell>
          <table:table-cell table:style-name="TableCell202">
            <text:p text:style-name="P203">O</text:p>
          </table:table-cell>
          <table:table-cell table:style-name="TableCell204">
            <text:p text:style-name="P205">Có ngủ<text:s/>đủ<text:s/>trước ngày học</text:p>
            <text:p text:style-name="P206">không?</text:p>
          </table:table-cell>
          <table:table-cell table:style-name="TableCell207">
            <text:p text:style-name="P208">O</text:p>
          </table:table-cell>
        </table:table-row>
        <table:table-row table:style-name="TableRow209">
          <table:table-cell table:style-name="TableCell210">
            <text:p text:style-name="P211">Có tham khảo ý kiến với</text:p>
            <text:p text:style-name="P212">giảng viên/tutor khi gặp rắc rối không?</text:p>
          </table:table-cell>
          <table:table-cell table:style-name="TableCell213">
            <text:p text:style-name="P214">O</text:p>
          </table:table-cell>
          <table:table-cell table:style-name="TableCell215">
            <text:p text:style-name="P216">Có nỗ<text:s/>lực để<text:s/>ngủ<text:s/>đủ<text:s/>trước</text:p>
            <text:p text:style-name="P217">ngày học không?</text:p>
          </table:table-cell>
          <table:table-cell table:style-name="TableCell218">
            <text:p text:style-name="P219">O</text:p>
          </table:table-cell>
        </table:table-row>
      </table:table>
      <text:p text:style-name="P220"/>
      <text:p text:style-name="P221">Tự<text:s/>học</text:p>
      <text:p text:style-name="P222"><text:span text:style-name="T223">B</text:span><text:span text:style-name="T224">ạ</text:span><text:span text:style-name="T225">n</text:span><text:span text:style-name="T226"><text:s/></text:span><text:span text:style-name="T227">đã</text:span><text:span text:style-name="T228"><text:s/></text:span><text:span text:style-name="T229">dành</text:span><text:span text:style-name="T230"><text:s/></text:span><text:span text:style-name="T231">bao</text:span><text:span text:style-name="T232"><text:s/></text:span><text:span text:style-name="T233">nhiêu</text:span><text:span text:style-name="T234"><text:s/></text:span><text:span text:style-name="T235">th</text:span><text:span text:style-name="T236">ờ</text:span><text:span text:style-name="T237">i</text:span><text:span text:style-name="T238"><text:s/></text:span><text:span text:style-name="T239">gian</text:span><text:span text:style-name="T240"><text:s/></text:span><text:span text:style-name="T241">cho</text:span><text:span text:style-name="T242"><text:s/></text:span><text:span text:style-name="T243">vi</text:span><text:span text:style-name="T244">ệ</text:span><text:span text:style-name="T245">c</text:span><text:span text:style-name="T246"><text:s/></text:span><text:span text:style-name="T247">hoàn</text:span><text:span text:style-name="T248"><text:s/></text:span><text:span text:style-name="T249">thành</text:span><text:span text:style-name="T250"><text:s/></text:span><text:span text:style-name="T251">các</text:span><text:span text:style-name="T252"><text:s/></text:span><text:span text:style-name="T253">nhi</text:span><text:span text:style-name="T254">ệ</text:span><text:span text:style-name="T255">m</text:span><text:span text:style-name="T256"><text:s/></text:span><text:span text:style-name="T257">v</text:span><text:span text:style-name="T258">ụ</text:span><text:span text:style-name="T259"><text:s/></text:span><text:span text:style-name="T260">h</text:span><text:span text:style-name="T261">ọ</text:span><text:span text:style-name="T262">c</text:span><text:span text:style-name="T263"><text:s/></text:span><text:span text:style-name="T264">t</text:span><text:span text:style-name="T265">ậ</text:span><text:span text:style-name="T266">p</text:span><text:span text:style-name="T267"><text:s/></text:span><text:span text:style-name="T268">(đư</text:span><text:span text:style-name="T269">ợ</text:span><text:span text:style-name="T270">c</text:span><text:span text:style-name="T271"><text:s/></text:span><text:span text:style-name="T272">giao<text:s/></text:span><text:span text:style-name="T273">và t</text:span><text:span text:style-name="T274">ự</text:span><text:span text:style-name="T275"><text:s/>giao</text:span><text:span text:style-name="T276"><text:s/></text:span><text:span text:style-name="T277">vi</text:span><text:span text:style-name="T278">ệ</text:span><text:span text:style-name="T279">c)?</text:span></text:p>
      <text:p text:style-name="P280">Di chuyển ký tự<text:s/>○ vào ô tương<text:s/>ứng: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1h</text:p>
          </table:table-cell>
          <table:table-cell table:style-name="TableCell292">
            <text:p text:style-name="P293">~2hs</text:p>
          </table:table-cell>
          <table:table-cell table:style-name="TableCell294">
            <text:p text:style-name="P295">~4hs</text:p>
          </table:table-cell>
          <table:table-cell table:style-name="TableCell296">
            <text:p text:style-name="P297">~6hs</text:p>
          </table:table-cell>
          <table:table-cell table:style-name="TableCell298">
            <text:p text:style-name="P299">~8hs</text:p>
          </table:table-cell>
          <table:table-cell table:style-name="TableCell300">
            <text:p text:style-name="P301">8~15hs</text:p>
          </table:table-cell>
          <table:table-cell table:style-name="TableCell302">
            <text:p text:style-name="P303">15hs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<text:line-break/></text:p>
            <text:p text:style-name="P313"/>
          </table:table-cell>
          <table:table-cell table:style-name="TableCell314">
            <text:p text:style-name="P315">o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</table:table>
      <text:p text:style-name="P320"/>
      <text:h text:style-name="P321" text:outline-level="2">Những bài học đã xong hoàn toàn</text:h>
      <text:p text:style-name="P322">Những bài học đã hoàn thành 100% nhiệm vụ<text:s/>bắt buộc.</text:p>
      <table:table table:style-name="Table323">
        <table:table-columns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Bài học</text:p>
          </table:table-cell>
          <table:table-cell table:style-name="TableCell329">
            <text:p text:style-name="P330">Các công việc đã làm</text:p>
          </table:table-cell>
        </table:table-row>
        <table:table-row table:style-name="TableRow331">
          <table:table-cell table:style-name="TableCell332">
            <text:p text:style-name="TableParagraph"><text:a xlink:href="https://james.codegym.vn/course/view.php?id=544#section-1" office:target-frame-name="_top" xlink:show="replace"><text:span text:style-name="T333">1.<text:s/></text:span><text:a xlink:href="https://james.codegym.vn/course/view.php?id=544#section-3" office:target-frame-name="_top" xlink:show="replace"><text:span text:style-name="T334">Angular Overview</text:span></text:a></text:a></text:p>
          </table:table-cell>
          <table:table-cell table:style-name="TableCell335">
            <text:p text:style-name="P336">Đã hoàn thành</text:p>
          </table:table-cell>
        </table:table-row>
        <table:table-row table:style-name="TableRow337">
          <table:table-cell table:style-name="TableCell338">
            <text:p text:style-name="P339"><text:a xlink:href="https://james.codegym.vn/course/view.php?id=544#section-2" office:target-frame-name="_top" xlink:show="replace"><text:span text:style-name="T340">2.<text:s/></text:span><text:a xlink:href="https://james.codegym.vn/course/view.php?id=544#section-4" office:target-frame-name="_top" xlink:show="replace"><text:span text:style-name="T341">Angular Component &amp; Template</text:span></text:a></text:a></text:p>
          </table:table-cell>
          <table:table-cell table:style-name="TableCell342">
            <text:p text:style-name="P343">Đã hoàn thành</text:p>
          </table:table-cell>
        </table:table-row>
        <table:table-row table:style-name="TableRow344">
          <table:table-cell table:style-name="TableCell345">
            <text:p text:style-name="TableParagraph"><text:span text:style-name="T346">3.</text:span><text:span text:style-name="T347"><text:s/></text:span><text:a xlink:href="https://james.codegym.vn/course/view.php?id=544#section-5" office:target-frame-name="_top" xlink:show="replace"><text:span text:style-name="T348">Components Interaction</text:span></text:a></text:p>
          </table:table-cell>
          <table:table-cell table:style-name="TableCell349">
            <text:p text:style-name="TableParagraph"><text:span text:style-name="T350">Đã hoàn thành</text:span></text:p>
          </table:table-cell>
        </table:table-row>
        <table:table-row table:style-name="TableRow351">
          <table:table-cell table:style-name="TableCell352">
            <text:p text:style-name="TableParagraph"><text:span text:style-name="T353">4.</text:span><text:span text:style-name="T354"><text:s/></text:span><text:a xlink:href="https://james.codegym.vn/course/view.php?id=544#section-6" office:target-frame-name="_top" xlink:show="replace"><text:span text:style-name="T355">Angular Form</text:span></text:a></text:p>
          </table:table-cell>
          <table:table-cell table:style-name="TableCell356">
            <text:p text:style-name="TableParagraph"><text:span text:style-name="T357">Đã hoàn thành</text:span></text:p>
          </table:table-cell>
        </table:table-row>
        <table:table-row table:style-name="TableRow358">
          <table:table-cell table:style-name="TableCell359">
            <text:p text:style-name="TableParagraph"><text:span text:style-name="T360">5.</text:span><text:span text:style-name="T361"><text:s/></text:span><text:a xlink:href="https://james.codegym.vn/course/view.php?id=544#section-7" office:target-frame-name="_top" xlink:show="replace"><text:span text:style-name="T362">Service và Router</text:span></text:a></text:p>
          </table:table-cell>
          <table:table-cell table:style-name="TableCell363">
            <text:p text:style-name="P364">Đang hoàn thành</text:p>
          </table:table-cell>
        </table:table-row>
      </table:table>
      <text:h text:style-name="P365" text:outline-level="2">Những bài học còn chưa xong hoàn toàn</text:h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Bài<text:s/>học</text:p>
          </table:table-cell>
          <table:table-cell table:style-name="TableCell373">
            <text:p text:style-name="P374">Những nội dung chưa hoàn thành</text:p>
          </table:table-cell>
          <table:table-cell table:style-name="TableCell375">
            <text:p text:style-name="P376"><text:span text:style-name="T377">T</text:span><text:span text:style-name="T378">h</text:span><text:span text:style-name="T379">ờ</text:span><text:span text:style-name="T380">i gian hoàn thành d</text:span><text:span text:style-name="T381">ự</text:span><text:span text:style-name="T382"><text:s/>ki</text:span><text:span text:style-name="T383">ế</text:span><text:span text:style-name="T384">n</text:span></text:p>
          </table:table-cell>
        </table:table-row>
        <table:table-row table:style-name="TableRow385">
          <table:table-cell table:style-name="TableCell386">
            <text:h text:style-name="P387" text:outline-level="3"><text:a xlink:href="https://james.codegym.vn/course/view.php?id=544#section-7" office:target-frame-name="_top" xlink:show="replace"><text:span text:style-name="T388">Service và Router</text:span></text:a></text:h>
          </table:table-cell>
          <table:table-cell table:style-name="TableCell389">
            <text:p text:style-name="P390"><text:a xlink:href="https://james.codegym.vn/mod/assign/view.php?id=9862" office:target-frame-name="_top" xlink:show="replace"><text:span text:style-name="T391">[Bài t</text:span><text:span text:style-name="T392">ậ</text:span><text:span text:style-name="T393">p]<text:s/></text:span><text:span text:style-name="T394">Ứ</text:span><text:span text:style-name="T395">ng d</text:span><text:span text:style-name="T396">ụ</text:span><text:span text:style-name="T397">ng tra c</text:span><text:span text:style-name="T398">ứ</text:span><text:span text:style-name="T399">u t</text:span><text:span text:style-name="T400">ừ</text:span><text:span text:style-name="T401"><text:s/>đi</text:span><text:span text:style-name="T402">ể</text:span><text:span text:style-name="T403">n</text:span><text:span text:style-name="T404">Assignment</text:span></text:a>.</text:p>
            <text:p text:style-name="P405"><text:a xlink:href="https://james.codegym.vn/mod/assign/view.php?id=9916" office:target-frame-name="_top" xlink:show="replace"><text:span text:style-name="T406">[Bài t</text:span><text:span text:style-name="T407">ậ</text:span><text:span text:style-name="T408">p] Hoàn thi</text:span><text:span text:style-name="T409">ệ</text:span><text:span text:style-name="T410">n<text:s/></text:span><text:span text:style-name="T411">ứ</text:span><text:span text:style-name="T412">ng d</text:span><text:span text:style-name="T413">ụ</text:span><text:span text:style-name="T414">ng qu</text:span><text:span text:style-name="T415">ả</text:span><text:span text:style-name="T416">n lý s</text:span><text:span text:style-name="T417">ả</text:span><text:span text:style-name="T418">n ph</text:span><text:span text:style-name="T419">ẩ</text:span><text:span text:style-name="T420">m</text:span><text:span text:style-name="T421">Assignment</text:span></text:a>.</text:p>
          </table:table-cell>
          <table:table-cell table:style-name="TableCell422">
            <text:p text:style-name="P423">8h sáng mai<text:s/>ạ</text:p>
          </table:table-cell>
        </table:table-row>
      </table:table>
      <text:p text:style-name="P424"/>
      <text:p text:style-name="P425"/>
      <text:p text:style-name="P426"/>
      <text:p text:style-name="P427"><text:span text:style-name="T428">Nh</text:span><text:span text:style-name="T429">ữ</text:span><text:span text:style-name="T430">ng nhi</text:span><text:span text:style-name="T431">ệ</text:span><text:span text:style-name="T432">m v</text:span><text:span text:style-name="T433">ụ</text:span><text:span text:style-name="T434"><text:s/>t</text:span><text:span text:style-name="T435">ự</text:span><text:span text:style-name="T436"><text:s text:c="5"/></text:span><text:span text:style-name="T437">giao</text:span></text:p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Nhiệm vụ</text:p>
          </table:table-cell>
          <table:table-cell table:style-name="TableCell444">
            <text:p text:style-name="P445">Kết quả</text:p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list text:style-name="WWNum7" text:continue-numbering="true">
              <text:list-item>
                <text:p text:style-name="P453"/>
              </text:list-item>
            </text:list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list text:style-name="WWNum7" text:continue-numbering="true">
              <text:list-item>
                <text:p text:style-name="P458"/>
              </text:list-item>
            </text:list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list text:style-name="WWNum7" text:continue-numbering="true">
              <text:list-item>
                <text:p text:style-name="P463"/>
              </text:list-item>
            </text:list>
          </table:table-cell>
          <table:table-cell table:style-name="TableCell464">
            <text:p text:style-name="P465"/>
          </table:table-cell>
        </table:table-row>
      </table:table>
      <text:p text:style-name="P466"/>
      <text:p text:style-name="P467">Những trở<text:s/>ngại gặp phải</text:p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Trở<text:s/>ngại</text:p>
          </table:table-cell>
          <table:table-cell table:style-name="TableCell476">
            <text:p text:style-name="P477">Những hành động tháo gỡ<text:s/>đã thực hiện</text:p>
          </table:table-cell>
          <table:table-cell table:style-name="TableCell478">
            <text:p text:style-name="P479"><text:span text:style-name="T480">Đ</text:span><text:span text:style-name="T481">ã xong chưa</text:span></text:p>
            <text:p text:style-name="P482"/>
          </table:table-cell>
          <table:table-cell table:style-name="TableCell483">
            <text:p text:style-name="P484">Những hành động tháo gỡ<text:s/>kế<text:s/>tiếp</text:p>
            <text:p text:style-name="P485"/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</table:table>
      <text:p text:style-name="P513">Các câu hỏi quan trọng nhất đã đặt ra</text:p>
      <table:table table:style-name="Table514">
        <table:table-columns>
          <table:table-column table:style-name="TableColumn515"/>
          <table:table-column table:style-name="TableColumn516"/>
        </table:table-columns>
        <table:table-row table:style-name="TableRow517">
          <table:table-cell table:style-name="TableCell518">
            <text:p text:style-name="P519">Câu hỏi</text:p>
          </table:table-cell>
          <table:table-cell table:style-name="TableCell520">
            <text:p text:style-name="P521">Kết quả<text:s/>nhận được/tìm</text:p>
            <text:p text:style-name="P522">được/rút ra được</text:p>
          </table:table-cell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</table:table>
      <text:p text:style-name="P528">Những kiến thức/kỹ<text:s/>năng gia tăng có ý nghĩa nhất</text:p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Kiến thức/kỹ<text:s/>năng</text:p>
          </table:table-cell>
          <table:table-cell table:style-name="TableCell535">
            <text:p text:style-name="P536">Nguyên nhân</text:p>
            <text:p text:style-name="P537">nhận được</text:p>
          </table:table-cell>
        </table:table-row>
        <table:table-row table:style-name="TableRow538">
          <table:table-cell table:style-name="TableCell539">
            <text:p text:style-name="P540"><text:span text:style-name="T541">[</text:span><text:span text:style-name="T542"> </text:span><text:span text:style-name="T543">Component,Directive,AngularJS, ReactJS,Decorator,Interpolartion, Eventemitter,RXJS,ngOnChanges,ngOnInit,ngDoCheck,ngOnDestroy,Pipe</text:span><text:span text:style-name="T544">] - Nguyen Duc Hau</text:span></text:p>
          </table:table-cell>
          <table:table-cell table:style-name="TableCell545">
            <text:p text:style-name="P546">Bài học</text:p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</table:table-row>
        <table:table-row table:style-name="TableRow562"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</table:table>
      <text:p text:style-name="P582"/>
      <text:p text:style-name="P583"/>
      <text:p text:style-name="P584"/>
      <text:p text:style-name="P585"><text:span text:style-name="T586">Nh</text:span><text:span text:style-name="T587">ữ</text:span><text:span text:style-name="T588">ng hành đ</text:span><text:span text:style-name="T589">ộ</text:span><text:span text:style-name="T590">ng c</text:span><text:span text:style-name="T591">ả</text:span><text:span text:style-name="T592">i ti</text:span><text:span text:style-name="T593">ế</text:span><text:span text:style-name="T594">n tu</text:span><text:span text:style-name="T595">ầ</text:span><text:span text:style-name="T596">n</text:span><text:span text:style-name="T597"><text:s/></text:span><text:span text:style-name="T598">t</text:span><text:span text:style-name="T599">ớ</text:span><text:span text:style-name="T600">i</text:span></text:p>
      <text:p text:style-name="P601"><text:span text:style-name="T602">Đ</text:span><text:span text:style-name="T603">ặ</text:span><text:span text:style-name="T604">t</text:span><text:span text:style-name="T605"><text:s/></text:span><text:span text:style-name="T606">các</text:span><text:span text:style-name="T607"><text:s/></text:span><text:span text:style-name="T608">hành</text:span><text:span text:style-name="T609"><text:s/></text:span><text:span text:style-name="T610">đ</text:span><text:span text:style-name="T611">ộ</text:span><text:span text:style-name="T612">ng</text:span><text:span text:style-name="T613"><text:s/></text:span><text:span text:style-name="T614">theo</text:span><text:span text:style-name="T615"><text:s/></text:span><text:span text:style-name="T616">tiêu</text:span><text:span text:style-name="T617"><text:s/></text:span><text:span text:style-name="T618">chu</text:span><text:span text:style-name="T619">ẩ</text:span><text:span text:style-name="T620">n</text:span><text:span text:style-name="T621"><text:s/></text:span><text:span text:style-name="T622">SMART,</text:span><text:span text:style-name="T623"><text:s/></text:span><text:span text:style-name="T624">ch</text:span><text:span text:style-name="T625">ấ</text:span><text:span text:style-name="T626">m</text:span><text:span text:style-name="T627"><text:s/></text:span><text:span text:style-name="T628">đi</text:span><text:span text:style-name="T629">ể</text:span><text:span text:style-name="T630">m</text:span><text:span text:style-name="T631"><text:s/></text:span><text:span text:style-name="T632">t</text:span><text:span text:style-name="T633">ừ</text:span><text:span text:style-name="T634"><text:s/></text:span><text:span text:style-name="T635">1</text:span><text:span text:style-name="T636"><text:s/></text:span><text:span text:style-name="T637">đ</text:span><text:span text:style-name="T638">ế</text:span><text:span text:style-name="T639">n</text:span><text:span text:style-name="T640"><text:s/></text:span><text:span text:style-name="T641">4</text:span><text:span text:style-name="T642"><text:s/></text:span><text:span text:style-name="T643">theo</text:span><text:span text:style-name="T644"><text:s/></text:span><text:span text:style-name="T645">mô</text:span><text:span text:style-name="T646"><text:s/></text:span><text:span text:style-name="T647">t</text:span><text:span text:style-name="T648">ả</text:span><text:span text:style-name="T649"><text:s/></text:span><text:span text:style-name="T650">trong khóa</text:span><text:span text:style-name="T651"><text:s/></text:span><text:span text:style-name="T652">Kanban.</text:span></text:p>
      <text:p text:style-name="P653"/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  <table:table-column table:style-name="TableColumn658"/>
          <table:table-column table:style-name="TableColumn659"/>
          <table:table-column table:style-name="TableColumn660"/>
          <table:table-column table:style-name="TableColumn661"/>
        </table:table-columns>
        <table:table-row table:style-name="TableRow662">
          <table:table-cell table:style-name="TableCell663">
            <text:p text:style-name="P664">Hành động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>Tổng</text:p>
          </table:table-cell>
        </table:table-row>
        <table:table-row table:style-name="TableRow677"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</table:table-row>
      </table:table>
      <text:p text:style-name="P692"/>
      <text:h text:style-name="P693" text:outline-level="2">Những nhiệm vụ<text:s/>cốt lõi của tuần tới</text:h>
      <table:table table:style-name="Table694">
        <table:table-columns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>
            <text:p text:style-name="P699">Nhiệm vụ</text:p>
          </table:table-cell>
          <table:table-cell table:style-name="TableCell700">
            <text:p text:style-name="P701">Thời</text:p>
            <text:p text:style-name="P702">gian ước tính</text:p>
          </table:table-cell>
        </table:table-row>
        <table:table-row table:style-name="TableRow703">
          <table:table-cell table:style-name="TableCell704">
            <text:p text:style-name="P705">Tìm hiểu Angular nhiều hơn<text:s/></text:p>
          </table:table-cell>
          <table:table-cell table:style-name="TableCell706">
            <text:p text:style-name="P707">1 tuần<text:s/></text:p>
          </table:table-cell>
        </table:table-row>
        <table:table-row table:style-name="TableRow708">
          <table:table-cell table:style-name="TableCell709">
            <text:p text:style-name="P710">Làm case đúng hạn</text:p>
          </table:table-cell>
          <table:table-cell table:style-name="TableCell711">
            <text:p text:style-name="P712">Qua từng bài họ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system" style:font-pitch="variable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erif" svg:font-family="Noto Seri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S Gothic" svg:font-family="MS Gothic" style:font-family-generic="modern" style:font-pitch="fixed" svg:panose-1="2 11 6 9 7 2 5 8 2 4"/>
    <style:font-face style:name="Ubuntu" svg:font-family="Ubuntu" style:font-family-generic="system" style:font-pitch="variable"/>
    <style:font-face style:name="Open Sans" svg:font-family="Open San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text-align="center" fo:margin-top="0.0673in" fo:margin-left="0.1368in" fo:margin-right="0.0263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margin-left="0.9687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margin-top="0.0381in" fo:margin-left="0.9583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Noto Serif" style:font-name-asian="Noto Serif" style:font-name-complex="Noto Serif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3pt" style:font-size-asian="13pt" style:font-size-complex="13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9583in" fo:text-indent="-0.25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stancename" style:display-name="instancename" style:family="text" style:parent-style-name="DefaultParagraphFont"/>
    <style:style style:name="accesshide" style:display-name="accesshide" style:family="text" style:parent-style-name="DefaultParagraphFont"/>
    <style:style style:name="ListLabel1" style:display-name="ListLabel 1" style:family="text">
      <style:text-properties style:font-name-asian="Arial" style:font-name-complex="Arial" fo:font-weight="bold" style:font-weight-asian="bold" style:font-weight-complex="bold" fo:letter-spacing="-0.0006in" style:text-scale="79%" fo:font-size="13pt" style:font-size-asian="13pt" style:font-size-complex="13pt"/>
    </style:style>
    <style:style style:name="ListLabel2" style:display-name="ListLabel 2" style:family="text">
      <style:text-properties style:font-name-asian="Arial" style:font-name-complex="Arial" fo:letter-spacing="-0.0006in" style:text-scale="79%" fo:font-size="13pt" style:font-size-asian="13pt" style:font-size-complex="13pt"/>
    </style:style>
    <style:style style:name="ListLabel3" style:display-name="ListLabel 3" style:family="text">
      <style:text-properties style:font-name-asian="Arial" style:font-name-complex="Arial" fo:font-weight="bold" style:font-weight-asian="bold" style:font-weight-complex="bold" fo:letter-spacing="-0.0006in" style:text-scale="102%" fo:font-size="13pt" style:font-size-asian="13pt" style:font-size-complex="13pt"/>
    </style:style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Arial" style:font-name-complex="Arial" fo:font-weight="bold" style:font-weight-asian="bold" style:font-weight-complex="bold" fo:letter-spacing="-0.0006in" style:text-scale="79%" fo:font-size="13pt" style:font-size-asian="13pt" style:font-size-complex="13pt"/>
    </style:style>
    <text:list-style style:name="WWNum1" style:display-name="WWNum1">
      <text:list-level-style-bullet text:level="1" text:style-name="WW_CharLFO2LVL1" text:bullet-char="●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  <style:text-properties style:font-name="Times New Roman"/>
      </text:list-level-style-bullet>
      <text:list-level-style-bullet text:level="2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</text:list-level-style-bullet>
      <text:list-level-style-bullet text:level="3" text:bullet-char="•">
        <style:list-level-properties text:space-before="1.8583in" text:min-label-width="0.25in" text:list-level-position-and-space-mode="label-alignment">
          <style:list-level-label-alignment text:label-followed-by="listtab" fo:margin-left="2.1083in" fo:text-indent="-0.25in"/>
        </style:list-level-properties>
      </text:list-level-style-bullet>
      <text:list-level-style-bullet text:level="4" text:bullet-char="•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</text:list-level-style-bullet>
      <text:list-level-style-bullet text:level="5" text:bullet-char="•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</text:list-level-style-bullet>
      <text:list-level-style-bullet text:level="6" text:bullet-char="•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bullet>
      <text:list-level-style-bullet text:level="7" text:bullet-char="•">
        <style:list-level-properties text:space-before="4.1583in" text:min-label-width="0.25in" text:list-level-position-and-space-mode="label-alignment">
          <style:list-level-label-alignment text:label-followed-by="listtab" fo:margin-left="4.4083in" fo:text-indent="-0.25in"/>
        </style:list-level-properties>
      </text:list-level-style-bullet>
      <text:list-level-style-bullet text:level="8" text:bullet-char="•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bullet>
      <text:list-level-style-bullet text:level="9" text:bullet-char="•">
        <style:list-level-properties text:space-before="5.3083in" text:min-label-width="0.25in" text:list-level-position-and-space-mode="label-alignment">
          <style:list-level-label-alignment text:label-followed-by="listtab" fo:margin-left="5.5583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Arial" style:font-name-complex="Arial" fo:letter-spacing="-0.0006in" style:text-scale="79%" fo:font-size="13pt" style:font-size-asian="13pt" style:font-size-complex="13pt"/>
    </style:style>
    <text:list-style style:name="WWNum2" style:display-name="WWNum2">
      <text:list-level-style-bullet text:level="1" text:style-name="WW_CharLFO3LVL1" text:bullet-char="●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  <style:text-properties style:font-name="Times New Roman"/>
      </text:list-level-style-bullet>
      <text:list-level-style-bullet text:level="2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</text:list-level-style-bullet>
      <text:list-level-style-bullet text:level="3" text:bullet-char="•">
        <style:list-level-properties text:space-before="1.8583in" text:min-label-width="0.25in" text:list-level-position-and-space-mode="label-alignment">
          <style:list-level-label-alignment text:label-followed-by="listtab" fo:margin-left="2.1083in" fo:text-indent="-0.25in"/>
        </style:list-level-properties>
      </text:list-level-style-bullet>
      <text:list-level-style-bullet text:level="4" text:bullet-char="•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</text:list-level-style-bullet>
      <text:list-level-style-bullet text:level="5" text:bullet-char="•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</text:list-level-style-bullet>
      <text:list-level-style-bullet text:level="6" text:bullet-char="•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bullet>
      <text:list-level-style-bullet text:level="7" text:bullet-char="•">
        <style:list-level-properties text:space-before="4.1583in" text:min-label-width="0.25in" text:list-level-position-and-space-mode="label-alignment">
          <style:list-level-label-alignment text:label-followed-by="listtab" fo:margin-left="4.4083in" fo:text-indent="-0.25in"/>
        </style:list-level-properties>
      </text:list-level-style-bullet>
      <text:list-level-style-bullet text:level="8" text:bullet-char="•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bullet>
      <text:list-level-style-bullet text:level="9" text:bullet-char="•">
        <style:list-level-properties text:space-before="5.3083in" text:min-label-width="0.25in" text:list-level-position-and-space-mode="label-alignment">
          <style:list-level-label-alignment text:label-followed-by="listtab" fo:margin-left="5.5583in" fo:text-indent="-0.25in"/>
        </style:list-level-properties>
      </text:list-level-style-bullet>
    </text:list-style>
    <style:style style:name="WW_CharLFO4LVL1" style:family="text">
      <style:text-properties style:font-name-asian="Arial" style:font-name-complex="Arial" fo:font-weight="bold" style:font-weight-asian="bold" style:font-weight-complex="bold" fo:letter-spacing="-0.0006in" style:text-scale="102%" fo:font-size="13pt" style:font-size-asian="13pt" style:font-size-complex="13pt"/>
    </style:style>
    <text:list-style style:name="WWNum3" style:display-name="WWNum3">
      <text:list-level-style-number text:level="1" text:style-name="WW_CharLFO4LVL1" style:num-format="1">
        <style:list-level-properties text:space-before="0.9687in" text:min-label-width="0.2013in" text:list-level-position-and-space-mode="label-alignment">
          <style:list-level-label-alignment text:label-followed-by="listtab" fo:margin-left="1.1701in" fo:text-indent="-0.2013in"/>
        </style:list-level-properties>
      </text:list-level-style-number>
      <text:list-level-style-bullet text:level="2" text:bullet-char="•">
        <style:list-level-properties text:space-before="1.5194in" text:min-label-width="0.2013in" text:list-level-position-and-space-mode="label-alignment">
          <style:list-level-label-alignment text:label-followed-by="listtab" fo:margin-left="1.7208in" fo:text-indent="-0.2013in"/>
        </style:list-level-properties>
      </text:list-level-style-bullet>
      <text:list-level-style-bullet text:level="3" text:bullet-char="•">
        <style:list-level-properties text:space-before="2.0736in" text:min-label-width="0.2013in" text:list-level-position-and-space-mode="label-alignment">
          <style:list-level-label-alignment text:label-followed-by="listtab" fo:margin-left="2.275in" fo:text-indent="-0.2013in"/>
        </style:list-level-properties>
      </text:list-level-style-bullet>
      <text:list-level-style-bullet text:level="4" text:bullet-char="•">
        <style:list-level-properties text:space-before="2.6277in" text:min-label-width="0.2013in" text:list-level-position-and-space-mode="label-alignment">
          <style:list-level-label-alignment text:label-followed-by="listtab" fo:margin-left="2.8291in" fo:text-indent="-0.2013in"/>
        </style:list-level-properties>
      </text:list-level-style-bullet>
      <text:list-level-style-bullet text:level="5" text:bullet-char="•">
        <style:list-level-properties text:space-before="3.1819in" text:min-label-width="0.2013in" text:list-level-position-and-space-mode="label-alignment">
          <style:list-level-label-alignment text:label-followed-by="listtab" fo:margin-left="3.3833in" fo:text-indent="-0.2013in"/>
        </style:list-level-properties>
      </text:list-level-style-bullet>
      <text:list-level-style-bullet text:level="6" text:bullet-char="•">
        <style:list-level-properties text:space-before="3.7361in" text:min-label-width="0.2013in" text:list-level-position-and-space-mode="label-alignment">
          <style:list-level-label-alignment text:label-followed-by="listtab" fo:margin-left="3.9375in" fo:text-indent="-0.2013in"/>
        </style:list-level-properties>
      </text:list-level-style-bullet>
      <text:list-level-style-bullet text:level="7" text:bullet-char="•">
        <style:list-level-properties text:space-before="4.2902in" text:min-label-width="0.2013in" text:list-level-position-and-space-mode="label-alignment">
          <style:list-level-label-alignment text:label-followed-by="listtab" fo:margin-left="4.4916in" fo:text-indent="-0.2013in"/>
        </style:list-level-properties>
      </text:list-level-style-bullet>
      <text:list-level-style-bullet text:level="8" text:bullet-char="•">
        <style:list-level-properties text:space-before="4.8444in" text:min-label-width="0.2013in" text:list-level-position-and-space-mode="label-alignment">
          <style:list-level-label-alignment text:label-followed-by="listtab" fo:margin-left="5.0458in" fo:text-indent="-0.2013in"/>
        </style:list-level-properties>
      </text:list-level-style-bullet>
      <text:list-level-style-bullet text:level="9" text:bullet-char="•">
        <style:list-level-properties text:space-before="5.3986in" text:min-label-width="0.2013in" text:list-level-position-and-space-mode="label-alignment">
          <style:list-level-label-alignment text:label-followed-by="listtab" fo:margin-left="5.6in" fo:text-indent="-0.2013in"/>
        </style:list-level-properties>
      </text:list-level-style-bullet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format="1" text:display-levels="4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format="1" text:display-levels="7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0.8333in" fo:margin-bottom="0.6215in" fo:margin-right="0.95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972in"/>
      </style:header-style>
      <style:footer-style>
        <style:header-footer-properties style:dynamic-spacing="true" fo:min-height="0.1284in"/>
      </style:footer-style>
    </style:page-layout>
    <style:style style:name="P2" style:parent-style-name="Textbody" style:family="paragraph">
      <style:paragraph-properties fo:line-height="5%"/>
      <style:text-properties fo:font-size="10pt" style:font-size-asian="10pt"/>
    </style:style>
    <style:style style:name="P3" style:parent-style-name="Textbody" style:family="paragraph">
      <style:paragraph-properties fo:line-height="5%"/>
    </style:style>
    <style:style style:name="T4" style:parent-style-name="DefaultParagraphFont" style:family="text">
      <style:text-properties fo:font-size="10pt" style:font-size-asian="10pt"/>
    </style:style>
    <style:page-layout style:name="PL1">
      <style:page-layout-properties fo:page-width="8.5in" fo:page-height="11in" style:print-orientation="portrait" fo:margin-top="0in" fo:margin-left="0.8333in" fo:margin-bottom="0.6215in" fo:margin-right="0.95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972in"/>
      </style:header-style>
      <style:footer-style>
        <style:header-footer-properties style:dynamic-spacing="true" fo:min-height="0.1284in"/>
      </style:footer-style>
    </style:page-layout>
    <style:style style:name="P81" style:parent-style-name="Textbody" style:family="paragraph">
      <style:paragraph-properties fo:line-height="5%"/>
      <style:text-properties fo:font-size="10pt" style:font-size-asian="10pt"/>
    </style:style>
    <style:style style:name="P82" style:parent-style-name="Textbody" style:family="paragraph">
      <style:paragraph-properties fo:line-height="5%"/>
    </style:style>
    <style:style style:name="T83" style:parent-style-name="DefaultParagraphFont" style:family="text">
      <style:text-properties fo:font-size="10pt" style:font-size-asian="10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draw:g draw:z-index="251659264" draw:name="Group 1" draw:id="id3" draw:style-name="a3" text:anchor-type="paragraph"><svg:title/><svg:desc/><draw:frame draw:id="id0" draw:style-name="a0" draw:name="Picture 4" svg:x="1.7189in" svg:y="10.23976in" svg:width="6.58346in" svg:height="0.28071in" style:rel-width="scale" style:rel-height="scale"><draw:image xlink:href="media/image1.png" xlink:type="simple" xlink:show="embed" xlink:actuate="onLoad"/><svg:title/><svg:desc/></draw:frame><draw:frame draw:id="id1" draw:style-name="a1" draw:name="Picture 3" svg:x="1.61535in" svg:y="10.23976in" svg:width="1.3748in" svg:height="0.66693in" style:rel-width="scale" style:rel-height="scale"><draw:image xlink:href="media/image2.png" xlink:type="simple" xlink:show="embed" xlink:actuate="onLoad"/><svg:title/><svg:desc/></draw:frame><draw:frame draw:id="id2" draw:style-name="a2" draw:name="Picture 2" svg:x="1.48976in" svg:y="10.2815in" svg:width="0.14528in" svg:height="0.14528in" style:rel-width="scale" style:rel-height="scale"><draw:image xlink:href="media/image3.jpg" xlink:type="simple" xlink:show="embed" xlink:actuate="onLoad"/><svg:title/><svg:desc/></draw:frame></draw:g></text:span></text:p>
      </style:footer>
    </style:master-page>
    <style:master-page style:name="MP1" style:page-layout-name="PL1">
      <style:header>
        <text:p text:style-name="P81"/>
      </style:header>
      <style:footer>
        <text:p text:style-name="P82"><text:span text:style-name="T83"><draw:g draw:z-index="251661312" draw:name="Group 1_0" draw:id="id7" draw:style-name="a7" text:anchor-type="paragraph"><svg:title/><svg:desc/><draw:frame draw:id="id4" draw:style-name="a4" draw:name="Picture 4_0" svg:x="1.7189in" svg:y="10.23976in" svg:width="6.58346in" svg:height="0.28071in" style:rel-width="scale" style:rel-height="scale"><draw:image xlink:href="media/image1.png" xlink:type="simple" xlink:show="embed" xlink:actuate="onLoad"/><svg:title/><svg:desc/></draw:frame><draw:frame draw:id="id5" draw:style-name="a5" draw:name="Picture 3_0" svg:x="1.61535in" svg:y="10.23976in" svg:width="1.3748in" svg:height="0.66693in" style:rel-width="scale" style:rel-height="scale"><draw:image xlink:href="media/image2.png" xlink:type="simple" xlink:show="embed" xlink:actuate="onLoad"/><svg:title/><svg:desc/></draw:frame><draw:frame draw:id="id6" draw:style-name="a6" draw:name="Picture 2_0" svg:x="1.48976in" svg:y="10.2815in" svg:width="0.14528in" svg:height="0.14528in" style:rel-width="scale" style:rel-height="scale"><draw:image xlink:href="media/image3.jpg" xlink:type="simple" xlink:show="embed" xlink:actuate="onLoad"/><svg:title/><svg:desc/></draw:fram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m Ninh</meta:initial-creator>
    <dc:creator>Hau Nguyen Duc</dc:creator>
    <meta:creation-date>2020-07-23T07:46:00Z</meta:creation-date>
    <dc:date>2021-06-10T09:54:00Z</dc:date>
    <meta:template xlink:href="Normal.dotm" xlink:type="simple"/>
    <meta:editing-cycles>42</meta:editing-cycles>
    <meta:editing-duration>PT39060S</meta:editing-duration>
    <meta:user-defined meta:name="AppVersion">16.0000</meta:user-defined>
    <meta:user-defined meta:name="Company">Fall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5-10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6" meta:word-count="476" meta:character-count="3188" meta:row-count="22" meta:non-whitespace-character-count="2718"/>
  </office:meta>
</office:document-meta>
</file>